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09in"/>
    </style:style>
    <style:style style:name="co3" style:family="table-column">
      <style:table-column-properties fo:break-before="auto" style:column-width="1.4189in"/>
    </style:style>
    <style:style style:name="co4" style:family="table-column">
      <style:table-column-properties fo:break-before="auto" style:column-width="1.2984in"/>
    </style:style>
    <style:style style:name="co5" style:family="table-column">
      <style:table-column-properties fo:break-before="auto" style:column-width="2.1071in"/>
    </style:style>
    <style:style style:name="co6" style:family="table-column">
      <style:table-column-properties fo:break-before="auto" style:column-width="0.9717in"/>
    </style:style>
    <style:style style:name="co7" style:family="table-column">
      <style:table-column-properties fo:break-before="auto" style:column-width="0.5311in"/>
    </style:style>
    <style:style style:name="co8" style:family="table-column">
      <style:table-column-properties fo:break-before="auto" style:column-width="0.4161in"/>
    </style:style>
    <style:style style:name="co9" style:family="table-column">
      <style:table-column-properties fo:break-before="auto" style:column-width="0.502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622in"/>
    </style:style>
    <style:style style:name="co12" style:family="table-column">
      <style:table-column-properties fo:break-before="auto" style:column-width="0.7744in"/>
    </style:style>
    <style:style style:name="co13" style:family="table-column">
      <style:table-column-properties fo:break-before="auto" style:column-width="0.8091in"/>
    </style:style>
    <style:style style:name="co14" style:family="table-column">
      <style:table-column-properties fo:break-before="auto" style:column-width="0.5543in"/>
    </style:style>
    <style:style style:name="co15" style:family="table-column">
      <style:table-column-properties fo:break-before="auto" style:column-width="0.7626in"/>
    </style:style>
    <style:style style:name="co1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327in" fo:break-before="auto" style:use-optimal-row-height="true"/>
    </style:style>
    <style:style style:name="ro3" style:family="table-row">
      <style:table-row-properties style:row-height="0.3236in" fo:break-before="auto" style:use-optimal-row-height="true"/>
    </style:style>
    <style:style style:name="ro4" style:family="table-row">
      <style:table-row-properties style:row-height="0.478in" fo:break-before="auto" style:use-optimal-row-height="true"/>
    </style:style>
    <style:style style:name="ro5" style:family="table-row">
      <style:table-row-properties style:row-height="1.0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35" style:family="table-cell" style:parent-style-name="Default">
      <style:table-cell-properties fo:wrap-option="wrap"/>
    </style:style>
    <style:style style:name="ce36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>
      <style:table-cell-properties fo:wrap-option="wrap"/>
      <style:text-properties fo:color="#999999"/>
    </style:style>
    <style:style style:name="ce67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3" style:family="table-cell" style:parent-style-name="Default">
      <style:text-properties fo:color="#999999"/>
    </style:style>
    <style:style style:name="ce14" style:family="table-cell" style:parent-style-name="Default">
      <style:text-properties fo:color="#000000"/>
    </style:style>
    <style:style style:name="ce5" style:family="table-cell" style:parent-style-name="Default">
      <style:text-properties fo:color="#808080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/>
    </style:style>
    <style:style style:name="ce20" style:family="table-cell" style:parent-style-name="Default">
      <style:table-cell-properties fo:wrap-option="wrap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2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/>
    </style:style>
    <style:style style:name="ce25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808080"/>
    </style:style>
    <style:style style:name="ce32" style:family="table-cell" style:parent-style-name="Default" style:data-style-name="N104">
      <style:table-cell-properties style:text-align-source="fix" style:repeat-content="false"/>
      <style:paragraph-properties fo:text-align="start" fo:margin-left="0in"/>
    </style:style>
    <style:style style:name="ce38" style:family="table-cell" style:parent-style-name="Default">
      <style:table-cell-properties fo:wrap-option="wrap"/>
      <style:text-properties fo:color="#999999"/>
    </style:style>
    <style:style style:name="ce34" style:family="table-cell" style:parent-style-name="Default">
      <style:table-cell-properties fo:wrap-option="wrap"/>
      <style:text-properties fo:color="#000000"/>
    </style:style>
    <style:style style:name="ce39" style:family="table-cell" style:parent-style-name="Default">
      <style:text-properties fo:color="#000000" fo:font-weight="normal" style:font-weight-asian="normal" style:font-weight-complex="normal"/>
    </style:style>
    <style:style style:name="ce54" style:family="table-cell" style:parent-style-name="Default">
      <style:text-properties fo:color="#c9211e" fo:font-weight="bold" style:font-weight-asian="bold" style:font-weight-complex="bold"/>
    </style:style>
    <style:style style:name="ce37" style:family="table-cell" style:parent-style-name="Default">
      <style:text-properties fo:color="#ff0000" fo:font-weight="bold" style:font-weight-asian="bold" style:font-weight-complex="bold"/>
    </style:style>
    <style:style style:name="ce41" style:family="table-cell" style:parent-style-name="Default" style:data-style-name="N125">
      <style:table-cell-properties fo:wrap-option="wrap"/>
      <style:text-properties fo:color="#000000"/>
    </style:style>
    <style:style style:name="ce42" style:family="table-cell" style:parent-style-name="Default" style:data-style-name="N125">
      <style:text-properties fo:color="#000000"/>
    </style:style>
    <style:style style:name="ce46" style:family="table-cell" style:parent-style-name="Default" style:data-style-name="N125">
      <style:text-properties fo:color="#000000" fo:font-weight="bold" style:font-weight-asian="bold" style:font-weight-complex="bold"/>
    </style:style>
    <style:style style:name="ce44" style:family="table-cell" style:parent-style-name="Default" style:data-style-name="N125">
      <style:text-properties fo:color="#000000" fo:font-weight="normal" style:font-weight-asian="normal" style:font-weight-complex="normal"/>
    </style:style>
    <style:style style:name="ce45" style:family="table-cell" style:parent-style-name="Default" style:data-style-name="N125">
      <style:text-properties fo:color="#999999"/>
    </style:style>
    <style:style style:name="ce47" style:family="table-cell" style:parent-style-name="Default" style:data-style-name="N104">
      <style:table-cell-properties fo:wrap-option="wrap"/>
      <style:text-properties fo:color="#000000"/>
    </style:style>
    <style:style style:name="ce48" style:family="table-cell" style:parent-style-name="Default" style:data-style-name="N104">
      <style:text-properties fo:color="#000000"/>
    </style:style>
    <style:style style:name="ce49" style:family="table-cell" style:parent-style-name="Default" style:data-style-name="N104"/>
    <style:style style:name="ce50" style:family="table-cell" style:parent-style-name="Default" style:data-style-name="N104">
      <style:text-properties fo:color="#999999"/>
    </style:style>
    <style:style style:name="ce51" style:family="table-cell" style:parent-style-name="Default" style:data-style-name="N0">
      <style:table-cell-properties fo:wrap-option="wrap"/>
      <style:text-properties fo:color="#000000"/>
    </style:style>
    <style:style style:name="ce66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8913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4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999999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999999"/>
    </style:style>
    <style:style style:name="T5" style:family="text">
      <style:text-properties fo:color="#808080"/>
    </style:style>
  </office:automatic-styles>
  <office:body>
    <office:spreadsheet>
      <table:table table:name="BOM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column table:style-name="co9" table:default-cell-style-name="Default"/>
        <table:table-column table:style-name="co10" table:default-cell-style-name="ce45"/>
        <table:table-column table:style-name="co11" table:default-cell-style-name="ce50"/>
        <table:table-column table:style-name="co12" table:default-cell-style-name="ce5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number-columns-repeated="31" table:default-cell-style-name="Default"/>
        <table:table-column table:style-name="co16" table:number-columns-repeated="19" table:default-cell-style-name="Default"/>
        <table:table-row table:style-name="ro1">
          <table:table-cell table:number-columns-repeated="2"/>
          <table:table-cell table:style-name="ce17"/>
          <table:table-cell table:style-name="ce20" table:number-columns-repeated="3"/>
          <table:table-cell table:style-name="ce38"/>
          <table:table-cell/>
          <table:table-cell table:style-name="ce41"/>
          <table:table-cell table:style-name="ce47"/>
          <table:table-cell table:style-name="ce51" office:value-type="float" office:value="25" calcext:value-type="float">
            <text:p>25</text:p>
          </table:table-cell>
          <table:table-cell table:style-name="ce20" table:number-columns-repeated="34"/>
          <table:table-cell table:number-columns-repeated="19"/>
        </table:table-row>
        <table:table-row table:style-name="ro2">
          <table:table-cell office:value-type="string" calcext:value-type="string">
            <text:p>How Installed</text:p>
          </table:table-cell>
          <table:table-cell office:value-type="string" calcext:value-type="string">
            <text:p>Where Used</text:p>
          </table:table-cell>
          <table:table-cell table:style-name="ce17" office:value-type="string" calcext:value-type="string">
            <text:p>Supplier</text:p>
          </table:table-cell>
          <table:table-cell table:style-name="ce20" office:value-type="string" calcext:value-type="string">
            <text:p>Part Number</text:p>
          </table:table-cell>
          <table:table-cell table:style-name="ce17" office:value-type="string" calcext:value-type="string">
            <text:p>Component</text:p>
            <text:p>Value</text:p>
          </table:table-cell>
          <table:table-cell table:style-name="ce20" office:value-type="string" calcext:value-type="string">
            <text:p>Part Height</text:p>
          </table:table-cell>
          <table:table-cell table:style-name="ce34" office:value-type="string" calcext:value-type="string">
            <text:p>P&amp;P</text:p>
            <text:p>Tape</text:p>
            <text:p>Width</text:p>
          </table:table-cell>
          <table:table-cell office:value-type="string" calcext:value-type="string">
            <text:p>QTY/</text:p>
            <text:p>LiBCM</text:p>
          </table:table-cell>
          <table:table-cell table:style-name="ce41" office:value-type="string" calcext:value-type="string">
            <text:p>$/</text:p>
            <text:p>Part</text:p>
          </table:table-cell>
          <table:table-cell table:style-name="ce47" office:value-type="string" calcext:value-type="string">
            <text:p>$/</text:p>
            <text:p>LiBCM</text:p>
          </table:table-cell>
          <table:table-cell table:style-name="ce47" office:value-type="string" calcext:value-type="string">
            <text:p>$/</text:p>
            <text:p>QTY n</text:p>
            <text:p>LiBCMs</text:p>
            <text:p>(n=above)</text:p>
          </table:table-cell>
          <table:table-cell table:style-name="ce20" office:value-type="string" calcext:value-type="string">
            <text:p>QTY</text:p>
            <text:p>Required</text:p>
            <text:p>For n LiBCMs</text:p>
          </table:table-cell>
          <table:table-cell table:style-name="ce20" office:value-type="string" calcext:value-type="string">
            <text:p>QTY on hand</text:p>
          </table:table-cell>
          <table:table-cell table:style-name="ce20" office:value-type="string" calcext:value-type="string">
            <text:p>Additional</text:p>
            <text:p>parts to Order for n</text:p>
            <text:p>LiBCMs</text:p>
          </table:table-cell>
          <table:table-cell table:style-name="ce20" office:value-type="string" calcext:value-type="string">
            <text:p>Need more</text:p>
            <text:p>for QTY6 protos?</text:p>
          </table:table-cell>
          <table:table-cell table:style-name="ce20" table:number-columns-repeated="30"/>
          <table:table-cell table:number-columns-repeated="19"/>
        </table:table-row>
        <table:table-row table:style-name="ro1">
          <table:table-cell table:style-name="ce10" office:value-type="string" calcext:value-type="string">
            <text:p>Pick &amp; Place</text:p>
          </table:table-cell>
          <table:table-cell/>
          <table:table-cell table:style-name="ce17"/>
          <table:table-cell table:style-name="ce20"/>
          <table:table-cell table:style-name="ce17"/>
          <table:table-cell table:style-name="ce20"/>
          <table:table-cell table:style-name="ce38"/>
          <table:table-cell/>
          <table:table-cell table:style-name="ce41"/>
          <table:table-cell table:style-name="ce47" table:number-columns-repeated="2"/>
          <table:table-cell table:style-name="ce20" table:number-columns-repeated="34"/>
          <table:table-cell table:number-columns-repeated="19"/>
        </table:table-row>
        <table:table-row table:style-name="ro1">
          <table:table-cell table:style-name="ce4" office:value-type="string" calcext:value-type="string">
            <text:p>PCB</text:p>
          </table:table-cell>
          <table:table-cell table:style-name="ce4" office:value-type="string" calcext:value-type="string">
            <text:p>Raw PCB</text:p>
          </table:table-cell>
          <table:table-cell office:value-type="string" calcext:value-type="string">
            <text:p>Seeedstudio</text:p>
          </table:table-cell>
          <table:table-cell office:value-type="string" calcext:value-type="string">
            <text:p>RevB</text:p>
          </table:table-cell>
          <table:table-cell table:style-name="ce8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1.93" calcext:value-type="currency">
            <text:p>$11.930</text:p>
          </table:table-cell>
          <table:table-cell table:style-name="ce48" table:formula="of:=[.I4]*[.H4]" office:value-type="currency" office:currency="USD" office:value="11.93" calcext:value-type="currency">
            <text:p>$11.93</text:p>
          </table:table-cell>
          <table:table-cell table:style-name="ce48" table:formula="of:=[.J4]*[.K$1]" office:value-type="currency" office:currency="USD" office:value="298.25" calcext:value-type="currency">
            <text:p>$298.25</text:p>
          </table:table-cell>
          <table:table-cell table:formula="of:=[.H4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4]-[.M4]))" office:value-type="float" office:value="25" calcext:value-type="float">
            <text:p>25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3.30KCRTR-ND</text:p>
          </table:table-cell>
          <table:table-cell table:style-name="ce6" office:value-type="string" calcext:value-type="string">
            <text:p>3.3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3" calcext:value-type="float">
            <text:p>83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5]*[.H5]" office:value-type="currency" office:currency="USD" office:value="0.45152" calcext:value-type="currency">
            <text:p>$0.45</text:p>
          </table:table-cell>
          <table:table-cell table:style-name="ce48" table:formula="of:=[.J5]*[.K$1]" office:value-type="currency" office:currency="USD" office:value="11.288" calcext:value-type="currency">
            <text:p>$11.29</text:p>
          </table:table-cell>
          <table:table-cell table:formula="of:=[.H5]*[.$K$1]" office:value-type="float" office:value="2075" calcext:value-type="float">
            <text:p>2075</text:p>
          </table:table-cell>
          <table:table-cell office:value-type="float" office:value="10000" calcext:value-type="float">
            <text:p>10000</text:p>
          </table:table-cell>
          <table:table-cell table:formula="of:=MAX(0;([.L5]-[.M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82.0CRTR-ND</text:p>
          </table:table-cell>
          <table:table-cell table:style-name="ce6" office:value-type="float" office:value="82" calcext:value-type="float">
            <text:p>82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81" calcext:value-type="float">
            <text:p>8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6]*[.H6]" office:value-type="currency" office:currency="USD" office:value="0.44064" calcext:value-type="currency">
            <text:p>$0.44</text:p>
          </table:table-cell>
          <table:table-cell table:style-name="ce48" table:formula="of:=[.J6]*[.K$1]" office:value-type="currency" office:currency="USD" office:value="11.016" calcext:value-type="currency">
            <text:p>$11.02</text:p>
          </table:table-cell>
          <table:table-cell table:formula="of:=[.H6]*[.$K$1]" office:value-type="float" office:value="2025" calcext:value-type="float">
            <text:p>2025</text:p>
          </table:table-cell>
          <table:table-cell office:value-type="float" office:value="10000" calcext:value-type="float">
            <text:p>10000</text:p>
          </table:table-cell>
          <table:table-cell table:formula="of:=MAX(0;([.L6]-[.M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12ZYJ750U</text:p>
          </table:table-cell>
          <table:table-cell table:style-name="ce6" office:value-type="float" office:value="75" calcext:value-type="float">
            <text:p>75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3174" calcext:value-type="currency">
            <text:p>$0.032</text:p>
          </table:table-cell>
          <table:table-cell table:style-name="ce48" table:formula="of:=[.I7]*[.H7]" office:value-type="currency" office:currency="USD" office:value="1.93614" calcext:value-type="currency">
            <text:p>$1.94</text:p>
          </table:table-cell>
          <table:table-cell table:style-name="ce48" table:formula="of:=[.J7]*[.K$1]" office:value-type="currency" office:currency="USD" office:value="48.4035" calcext:value-type="currency">
            <text:p>$48.40</text:p>
          </table:table-cell>
          <table:table-cell table:formula="of:=[.H7]*[.$K$1]" office:value-type="float" office:value="1525" calcext:value-type="float">
            <text:p>1525</text:p>
          </table:table-cell>
          <table:table-cell office:value-type="float" office:value="5000" calcext:value-type="float">
            <text:p>5000</text:p>
          </table:table-cell>
          <table:table-cell table:formula="of:=MAX(0;([.L7]-[.M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2019-RK73H2ATTD1002FTR-ND</text:p>
          </table:table-cell>
          <table:table-cell table:style-name="ce6" office:value-type="string" calcext:value-type="string">
            <text:p><text:a xlink:href="mailto:10k@250mW" xlink:type="simple">10k@250mW</text:a>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style-name="ce42" office:value-type="currency" office:currency="USD" office:value="0.00459" calcext:value-type="currency">
            <text:p>$0.005</text:p>
          </table:table-cell>
          <table:table-cell table:style-name="ce48" table:formula="of:=[.I8]*[.H8]" office:value-type="currency" office:currency="USD" office:value="0.12393" calcext:value-type="currency">
            <text:p>$0.12</text:p>
          </table:table-cell>
          <table:table-cell table:style-name="ce48" table:formula="of:=[.J8]*[.K$1]" office:value-type="currency" office:currency="USD" office:value="3.09825" calcext:value-type="currency">
            <text:p>$3.10</text:p>
          </table:table-cell>
          <table:table-cell table:formula="of:=[.H8]*[.$K$1]" office:value-type="float" office:value="675" calcext:value-type="float">
            <text:p>675</text:p>
          </table:table-cell>
          <table:table-cell office:value-type="float" office:value="5000" calcext:value-type="float">
            <text:p>5000</text:p>
          </table:table-cell>
          <table:table-cell table:formula="of:=MAX(0;([.L8]-[.M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.00KCRTR-ND</text:p>
          </table:table-cell>
          <table:table-cell table:style-name="ce6" office:value-type="string" calcext:value-type="string">
            <text:p>1k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9]*[.H9]" office:value-type="currency" office:currency="USD" office:value="0.08704" calcext:value-type="currency">
            <text:p>$0.09</text:p>
          </table:table-cell>
          <table:table-cell table:style-name="ce48" table:formula="of:=[.J9]*[.K$1]" office:value-type="currency" office:currency="USD" office:value="2.176" calcext:value-type="currency">
            <text:p>$2.18</text:p>
          </table:table-cell>
          <table:table-cell table:formula="of:=[.H9]*[.$K$1]" office:value-type="float" office:value="400" calcext:value-type="float">
            <text:p>400</text:p>
          </table:table-cell>
          <table:table-cell office:value-type="float" office:value="5000" calcext:value-type="float">
            <text:p>5000</text:p>
          </table:table-cell>
          <table:table-cell table:formula="of:=MAX(0;([.L9]-[.M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ERJ-P06J104V</text:p>
          </table:table-cell>
          <table:table-cell table:style-name="ce6" office:value-type="string" calcext:value-type="string">
            <text:p>100k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01408" calcext:value-type="currency">
            <text:p>$0.014</text:p>
          </table:table-cell>
          <table:table-cell table:style-name="ce48" table:formula="of:=[.I10]*[.H10]" office:value-type="currency" office:currency="USD" office:value="0.1408" calcext:value-type="currency">
            <text:p>$0.14</text:p>
          </table:table-cell>
          <table:table-cell table:style-name="ce48" table:formula="of:=[.J10]*[.K$1]" office:value-type="currency" office:currency="USD" office:value="3.52" calcext:value-type="currency">
            <text:p>$3.52</text:p>
          </table:table-cell>
          <table:table-cell table:formula="of:=[.H10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0]-[.M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1206JT5M10</text:p>
          </table:table-cell>
          <table:table-cell table:style-name="ce6" office:value-type="string" calcext:value-type="string">
            <text:p>5M1</text:p>
          </table:table-cell>
          <table:table-cell table:style-name="ce13" office:value-type="float" office:value="0.7" calcext:value-type="float">
            <text:p>0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0371" calcext:value-type="currency">
            <text:p>$0.004</text:p>
          </table:table-cell>
          <table:table-cell table:style-name="ce48" table:formula="of:=[.I11]*[.H11]" office:value-type="currency" office:currency="USD" office:value="0.0371" calcext:value-type="currency">
            <text:p>$0.04</text:p>
          </table:table-cell>
          <table:table-cell table:style-name="ce48" table:formula="of:=[.J11]*[.K$1]" office:value-type="currency" office:currency="USD" office:value="0.9275" calcext:value-type="currency">
            <text:p>$0.93</text:p>
          </table:table-cell>
          <table:table-cell table:formula="of:=[.H11]*[.$K$1]" office:value-type="float" office:value="250" calcext:value-type="float">
            <text:p>250</text:p>
          </table:table-cell>
          <table:table-cell office:value-type="float" office:value="5000" calcext:value-type="float">
            <text:p>5000</text:p>
          </table:table-cell>
          <table:table-cell table:formula="of:=MAX(0;([.L11]-[.M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220ARCT-ND</text:p>
          </table:table-cell>
          <table:table-cell table:style-name="ce6" office:value-type="float" office:value="220" calcext:value-type="float">
            <text:p>2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0468" calcext:value-type="currency">
            <text:p>$0.005</text:p>
          </table:table-cell>
          <table:table-cell table:style-name="ce48" table:formula="of:=[.I12]*[.H12]" office:value-type="currency" office:currency="USD" office:value="0.0234" calcext:value-type="currency">
            <text:p>$0.02</text:p>
          </table:table-cell>
          <table:table-cell table:style-name="ce48" table:formula="of:=[.J12]*[.K$1]" office:value-type="currency" office:currency="USD" office:value="0.585" calcext:value-type="currency">
            <text:p>$0.59</text:p>
          </table:table-cell>
          <table:table-cell table:formula="of:=[.H12]*[.$K$1]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table:formula="of:=MAX(0;([.L12]-[.M1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MCF0805FT71K5</text:p>
          </table:table-cell>
          <table:table-cell table:style-name="ce6" office:value-type="string" calcext:value-type="string">
            <text:p>71.5k</text:p>
          </table:table-cell>
          <table:table-cell table:style-name="ce13" office:value-type="float" office:value="0.65" calcext:value-type="float">
            <text:p>0.6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0035" calcext:value-type="currency">
            <text:p>$0.004</text:p>
          </table:table-cell>
          <table:table-cell table:style-name="ce48" table:formula="of:=[.I13]*[.H13]" office:value-type="currency" office:currency="USD" office:value="0.014" calcext:value-type="currency">
            <text:p>$0.01</text:p>
          </table:table-cell>
          <table:table-cell table:style-name="ce48" table:formula="of:=[.J13]*[.K$1]" office:value-type="currency" office:currency="USD" office:value="0.35" calcext:value-type="currency">
            <text:p>$0.35</text:p>
          </table:table-cell>
          <table:table-cell table:formula="of:=[.H13]*[.$K$1]"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table:formula="of:=MAX(0;([.L13]-[.M1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120CRCT-ND</text:p>
          </table:table-cell>
          <table:table-cell table:style-name="ce6" office:value-type="float" office:value="120" calcext:value-type="float">
            <text:p>120</text:p>
          </table:table-cell>
          <table:table-cell table:style-name="ce13" office:value-type="float" office:value="0.6" calcext:value-type="float">
            <text:p>0.6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14]*[.H14]" office:value-type="currency" office:currency="USD" office:value="0.04896" calcext:value-type="currency">
            <text:p>$0.05</text:p>
          </table:table-cell>
          <table:table-cell table:style-name="ce48" table:formula="of:=[.J14]*[.K$1]" office:value-type="currency" office:currency="USD" office:value="1.224" calcext:value-type="currency">
            <text:p>$1.22</text:p>
          </table:table-cell>
          <table:table-cell table:formula="of:=[.H14]*[.$K$1]" office:value-type="float" office:value="225" calcext:value-type="float">
            <text:p>225</text:p>
          </table:table-cell>
          <table:table-cell office:value-type="float" office:value="5000" calcext:value-type="float">
            <text:p>5000</text:p>
          </table:table-cell>
          <table:table-cell table:formula="of:=MAX(0;([.L14]-[.M1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541-20.0KTCT-ND</text:p>
          </table:table-cell>
          <table:table-cell table:style-name="ce22" office:value-type="string" calcext:value-type="string">
            <text:p>20k@500mW</text:p>
          </table:table-cell>
          <table:table-cell table:style-name="ce13" office:value-type="float" office:value="0.5" calcext:value-type="float">
            <text:p>0.5</text:p>
          </table:table-cell>
          <table:table-cell table:style-name="ce14" office:value-type="float" office:value="8" calcext:value-type="float">
            <text:p>8</text:p>
          </table:table-cell>
          <table:table-cell table:style-name="ce39" office:value-type="float" office:value="2" calcext:value-type="float">
            <text:p>2</text:p>
          </table:table-cell>
          <table:table-cell table:style-name="ce46" office:value-type="currency" office:currency="USD" office:value="0.03622" calcext:value-type="currency">
            <text:p>$0.036</text:p>
          </table:table-cell>
          <table:table-cell table:style-name="ce48" table:formula="of:=[.I15]*[.H15]" office:value-type="currency" office:currency="USD" office:value="0.07244" calcext:value-type="currency">
            <text:p>$0.07</text:p>
          </table:table-cell>
          <table:table-cell table:style-name="ce48" table:formula="of:=[.J15]*[.K$1]" office:value-type="currency" office:currency="USD" office:value="1.811" calcext:value-type="currency">
            <text:p>$1.81</text:p>
          </table:table-cell>
          <table:table-cell table:formula="of:=[.H15]*[.$K$1]" office:value-type="float" office:value="50" calcext:value-type="float">
            <text:p>50</text:p>
          </table:table-cell>
          <table:table-cell table:style-name="ce14" office:value-type="float" office:value="1000" calcext:value-type="float">
            <text:p>1000</text:p>
          </table:table-cell>
          <table:table-cell table:formula="of:=MAX(0;([.L15]-[.M1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15-2-ND</text:p>
          </table:table-cell>
          <table:table-cell table:style-name="ce6" office:value-type="string" calcext:value-type="string">
            <text:p>10n</text:p>
          </table:table-cell>
          <table:table-cell table:style-name="ce13"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table:style-name="ce46" office:value-type="currency" office:currency="USD" office:value="0.00984" calcext:value-type="currency">
            <text:p>$0.010</text:p>
          </table:table-cell>
          <table:table-cell table:style-name="ce48" table:formula="of:=[.I16]*[.H16]" office:value-type="currency" office:currency="USD" office:value="0.64944" calcext:value-type="currency">
            <text:p>$0.65</text:p>
          </table:table-cell>
          <table:table-cell table:style-name="ce48" table:formula="of:=[.J16]*[.K$1]" office:value-type="currency" office:currency="USD" office:value="16.236" calcext:value-type="currency">
            <text:p>$16.24</text:p>
          </table:table-cell>
          <table:table-cell table:formula="of:=[.H16]*[.$K$1]" office:value-type="float" office:value="1650" calcext:value-type="float">
            <text:p>1650</text:p>
          </table:table-cell>
          <table:table-cell office:value-type="float" office:value="8000" calcext:value-type="float">
            <text:p>8000</text:p>
          </table:table-cell>
          <table:table-cell table:formula="of:=MAX(0;([.L16]-[.M1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2447-2-ND</text:p>
          </table:table-cell>
          <table:table-cell table:style-name="ce6" office:value-type="string" calcext:value-type="string">
            <text:p>100n</text:p>
          </table:table-cell>
          <table:table-cell office:value-type="float" office:value="0.95" calcext:value-type="float">
            <text:p>0.9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style-name="ce46" office:value-type="currency" office:currency="USD" office:value="0.05122" calcext:value-type="currency">
            <text:p>$0.051</text:p>
          </table:table-cell>
          <table:table-cell table:style-name="ce48" table:formula="of:=[.I17]*[.H17]" office:value-type="currency" office:currency="USD" office:value="1.22928" calcext:value-type="currency">
            <text:p>$1.23</text:p>
          </table:table-cell>
          <table:table-cell table:style-name="ce48" table:formula="of:=[.J17]*[.K$1]" office:value-type="currency" office:currency="USD" office:value="30.732" calcext:value-type="currency">
            <text:p>$30.73</text:p>
          </table:table-cell>
          <table:table-cell table:formula="of:=[.H17]*[.$K$1]" office:value-type="float" office:value="600" calcext:value-type="float">
            <text:p>600</text:p>
          </table:table-cell>
          <table:table-cell office:value-type="float" office:value="4000" calcext:value-type="float">
            <text:p>4000</text:p>
          </table:table-cell>
          <table:table-cell table:formula="of:=MAX(0;([.L17]-[.M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066-2-ND</text:p>
          </table:table-cell>
          <table:table-cell table:style-name="ce6" office:value-type="string" calcext:value-type="string">
            <text:p>1u</text:p>
          </table:table-cell>
          <table:table-cell office:value-type="float" office:value="1.35" calcext:value-type="float">
            <text:p>1.3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23" calcext:value-type="float">
            <text:p>23</text:p>
          </table:table-cell>
          <table:table-cell table:style-name="ce46" office:value-type="currency" office:currency="USD" office:value="0.01699" calcext:value-type="currency">
            <text:p>$0.017</text:p>
          </table:table-cell>
          <table:table-cell table:style-name="ce48" table:formula="of:=[.I18]*[.H18]" office:value-type="currency" office:currency="USD" office:value="0.39077" calcext:value-type="currency">
            <text:p>$0.39</text:p>
          </table:table-cell>
          <table:table-cell table:style-name="ce48" table:formula="of:=[.J18]*[.K$1]" office:value-type="currency" office:currency="USD" office:value="9.76925" calcext:value-type="currency">
            <text:p>$9.77</text:p>
          </table:table-cell>
          <table:table-cell table:formula="of:=[.H18]*[.$K$1]" office:value-type="float" office:value="575" calcext:value-type="float">
            <text:p>575</text:p>
          </table:table-cell>
          <table:table-cell office:value-type="float" office:value="2000" calcext:value-type="float">
            <text:p>2000</text:p>
          </table:table-cell>
          <table:table-cell table:formula="of:=MAX(0;([.L18]-[.M1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3391-2-ND</text:p>
          </table:table-cell>
          <table:table-cell table:style-name="ce6" office:value-type="string" calcext:value-type="string">
            <text:p>22u</text:p>
          </table:table-cell>
          <table:table-cell office:value-type="float" office:value="2.7" calcext:value-type="float">
            <text:p>2.7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46" office:value-type="currency" office:currency="USD" office:value="0.22283" calcext:value-type="currency">
            <text:p>$0.223</text:p>
          </table:table-cell>
          <table:table-cell table:style-name="ce48" table:formula="of:=[.I19]*[.H19]" office:value-type="currency" office:currency="USD" office:value="2.2283" calcext:value-type="currency">
            <text:p>$2.23</text:p>
          </table:table-cell>
          <table:table-cell table:style-name="ce48" table:formula="of:=[.J19]*[.K$1]" office:value-type="currency" office:currency="USD" office:value="55.7075" calcext:value-type="currency">
            <text:p>$55.71</text:p>
          </table:table-cell>
          <table:table-cell table:formula="of:=[.H19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19]-[.M1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276-1829-1-ND</text:p>
          </table:table-cell>
          <table:table-cell table:style-name="ce6" office:value-type="string" calcext:value-type="string">
            <text:p>20p</text:p>
          </table:table-cell>
          <table:table-cell office:value-type="float" office:value="0.75" calcext:value-type="float">
            <text:p>0.7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46" office:value-type="currency" office:currency="USD" office:value="0.0208" calcext:value-type="currency">
            <text:p>$0.021</text:p>
          </table:table-cell>
          <table:table-cell table:style-name="ce48" table:formula="of:=[.I20]*[.H20]" office:value-type="currency" office:currency="USD" office:value="0.1248" calcext:value-type="currency">
            <text:p>$0.12</text:p>
          </table:table-cell>
          <table:table-cell table:style-name="ce48" table:formula="of:=[.J20]*[.K$1]" office:value-type="currency" office:currency="USD" office:value="3.12" calcext:value-type="currency">
            <text:p>$3.12</text:p>
          </table:table-cell>
          <table:table-cell table:formula="of:=[.H20]*[.$K$1]"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table:formula="of:=MAX(0;([.L20]-[.M2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CGA5K4X7R2J223K130AA</text:p>
          </table:table-cell>
          <table:table-cell table:style-name="ce6" office:value-type="string" calcext:value-type="string">
            <text:p>22n</text:p>
          </table:table-cell>
          <table:table-cell office:value-type="float" office:value="1.5" calcext:value-type="float">
            <text:p>1.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style-name="ce46" office:value-type="currency" office:currency="USD" office:value="0.0792" calcext:value-type="currency">
            <text:p>$0.079</text:p>
          </table:table-cell>
          <table:table-cell table:style-name="ce48" table:formula="of:=[.I21]*[.H21]" office:value-type="currency" office:currency="USD" office:value="1.3464" calcext:value-type="currency">
            <text:p>$1.35</text:p>
          </table:table-cell>
          <table:table-cell table:style-name="ce48" table:formula="of:=[.J21]*[.K$1]" office:value-type="currency" office:currency="USD" office:value="33.66" calcext:value-type="currency">
            <text:p>$33.66</text:p>
          </table:table-cell>
          <table:table-cell table:formula="of:=[.H21]*[.$K$1]" office:value-type="float" office:value="425" calcext:value-type="float">
            <text:p>425</text:p>
          </table:table-cell>
          <table:table-cell office:value-type="float" office:value="2050" calcext:value-type="float">
            <text:p>2050</text:p>
          </table:table-cell>
          <table:table-cell table:formula="of:=MAX(0;([.L21]-[.M2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MS Discharge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RSC002P03T316</text:p>
            <text:p><text:span text:style-name="T2">DMP3099L</text:span></text:p>
          </table:table-cell>
          <table:table-cell table:style-name="ce6" office:value-type="string" calcext:value-type="string">
            <text:p>PFET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42" office:value-type="currency" office:currency="USD" office:value="0.0506" calcext:value-type="currency">
            <text:p>$0.051</text:p>
          </table:table-cell>
          <table:table-cell table:style-name="ce48" table:formula="of:=[.I22]*[.H22]" office:value-type="currency" office:currency="USD" office:value="3.0866" calcext:value-type="currency">
            <text:p>$3.09</text:p>
          </table:table-cell>
          <table:table-cell table:style-name="ce48" table:formula="of:=[.J22]*[.K$1]" office:value-type="currency" office:currency="USD" office:value="77.165" calcext:value-type="currency">
            <text:p>$77.17</text:p>
          </table:table-cell>
          <table:table-cell table:formula="of:=[.H22]*[.$K$1]" office:value-type="float" office:value="1525" calcext:value-type="float">
            <text:p>1525</text:p>
          </table:table-cell>
          <table:table-cell office:value-type="float" office:value="6000" calcext:value-type="float">
            <text:p>6000</text:p>
          </table:table-cell>
          <table:table-cell table:formula="of:=MAX(0;([.L22]-[.M2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ST-C171GKT</text:p>
          </table:table-cell>
          <table:table-cell table:style-name="ce6" office:value-type="string" calcext:value-type="string">
            <text:p>Green</text:p>
          </table:table-cell>
          <table:table-cell office:value-type="float" office:value="0.9" calcext:value-type="float">
            <text:p>0.9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42" office:value-type="currency" office:currency="USD" office:value="0.04747" calcext:value-type="currency">
            <text:p>$0.047</text:p>
          </table:table-cell>
          <table:table-cell table:style-name="ce48" table:formula="of:=[.I23]*[.H23]" office:value-type="currency" office:currency="USD" office:value="0.52217" calcext:value-type="currency">
            <text:p>$0.52</text:p>
          </table:table-cell>
          <table:table-cell table:style-name="ce48" table:formula="of:=[.J23]*[.K$1]" office:value-type="currency" office:currency="USD" office:value="13.05425" calcext:value-type="currency">
            <text:p>$13.05</text:p>
          </table:table-cell>
          <table:table-cell table:formula="of:=[.H23]*[.$K$1]" office:value-type="float" office:value="275" calcext:value-type="float">
            <text:p>275</text:p>
          </table:table-cell>
          <table:table-cell office:value-type="float" office:value="500" calcext:value-type="float">
            <text:p>500</text:p>
          </table:table-cell>
          <table:table-cell table:formula="of:=MAX(0;([.L23]-[.M2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Open Drain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SSM3K329R</text:span></text:p>
            <text:p><text:span text:style-name="T4">IRLML2060TRPBF</text:span></text:p>
            <text:p><text:span text:style-name="T4">NXV55UNR</text:span></text:p>
          </table:table-cell>
          <table:table-cell table:style-name="ce6" office:value-type="string" calcext:value-type="string">
            <text:p>NFET</text:p>
          </table:table-cell>
          <table:table-cell office:value-type="float" office:value="0.8" calcext:value-type="float">
            <text:p>0.8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42" office:value-type="currency" office:currency="USD" office:value="0.099" calcext:value-type="currency">
            <text:p>$0.099</text:p>
          </table:table-cell>
          <table:table-cell table:style-name="ce48" table:formula="of:=[.I24]*[.H24]" office:value-type="currency" office:currency="USD" office:value="0.891" calcext:value-type="currency">
            <text:p>$0.89</text:p>
          </table:table-cell>
          <table:table-cell table:style-name="ce48" table:formula="of:=[.J24]*[.K$1]" office:value-type="currency" office:currency="USD" office:value="22.275" calcext:value-type="currency">
            <text:p>$22.28</text:p>
          </table:table-cell>
          <table:table-cell table:formula="of:=[.H24]*[.$K$1]" office:value-type="float" office:value="225" calcext:value-type="float">
            <text:p>225</text:p>
          </table:table-cell>
          <table:table-cell office:value-type="float" office:value="3100" calcext:value-type="float">
            <text:p>3100</text:p>
          </table:table-cell>
          <table:table-cell table:formula="of:=MAX(0;([.L24]-[.M2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LTC 5V Gener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BCP56-16T1GOSTR-ND</text:p>
          </table:table-cell>
          <table:table-cell table:style-name="ce6" office:value-type="string" calcext:value-type="string">
            <text:p>NPN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0215" calcext:value-type="currency">
            <text:p>$0.102</text:p>
          </table:table-cell>
          <table:table-cell table:style-name="ce48" table:formula="of:=[.I25]*[.H25]" office:value-type="currency" office:currency="USD" office:value="0.51075" calcext:value-type="currency">
            <text:p>$0.51</text:p>
          </table:table-cell>
          <table:table-cell table:style-name="ce48" table:formula="of:=[.J25]*[.K$1]" office:value-type="currency" office:currency="USD" office:value="12.76875" calcext:value-type="currency">
            <text:p>$12.77</text:p>
          </table:table-cell>
          <table:table-cell table:formula="of:=[.H25]*[.$K$1]" office:value-type="float" office:value="125" calcext:value-type="float">
            <text:p>125</text:p>
          </table:table-cell>
          <table:table-cell office:value-type="float" office:value="1025" calcext:value-type="float">
            <text:p>1025</text:p>
          </table:table-cell>
          <table:table-cell table:formula="of:=MAX(0;([.L25]-[.M2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Therm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NB12K00103KBB</text:p>
          </table:table-cell>
          <table:table-cell table:style-name="ce6" office:value-type="string" calcext:value-type="string">
            <text:p>Temp10k</text:p>
          </table:table-cell>
          <table:table-cell office:value-type="float" office:value="1.25" calcext:value-type="float">
            <text:p>1.25</text:p>
          </table:table-cell>
          <table:table-cell table:style-name="ce14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13932" calcext:value-type="currency">
            <text:p>$0.139</text:p>
          </table:table-cell>
          <table:table-cell table:style-name="ce48" table:formula="of:=[.I26]*[.H26]" office:value-type="currency" office:currency="USD" office:value="0.6966" calcext:value-type="currency">
            <text:p>$0.70</text:p>
          </table:table-cell>
          <table:table-cell table:style-name="ce48" table:formula="of:=[.J26]*[.K$1]" office:value-type="currency" office:currency="USD" office:value="17.415" calcext:value-type="currency">
            <text:p>$17.42</text:p>
          </table:table-cell>
          <table:table-cell table:formula="of:=[.H26]*[.$K$1]" office:value-type="float" office:value="125" calcext:value-type="float">
            <text:p>125</text:p>
          </table:table-cell>
          <table:table-cell office:value-type="float" office:value="525" calcext:value-type="float">
            <text:p>525</text:p>
          </table:table-cell>
          <table:table-cell table:formula="of:=MAX(0;([.L26]-[.M2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Flyback Diod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1N4148WRHGTR-ND</text:p>
          </table:table-cell>
          <table:table-cell table:style-name="ce25" office:value-type="string" calcext:value-type="string">
            <text:p>Diode</text:p>
          </table:table-cell>
          <table:table-cell office:value-type="float" office:value="1" calcext:value-type="float">
            <text:p>1</text:p>
          </table:table-cell>
          <table:table-cell table:style-name="ce39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0.03085" calcext:value-type="currency">
            <text:p>$0.031</text:p>
          </table:table-cell>
          <table:table-cell table:style-name="ce48" table:formula="of:=[.I27]*[.H27]" office:value-type="currency" office:currency="USD" office:value="0.09255" calcext:value-type="currency">
            <text:p>$0.09</text:p>
          </table:table-cell>
          <table:table-cell table:style-name="ce48" table:formula="of:=[.J27]*[.K$1]" office:value-type="currency" office:currency="USD" office:value="2.31375" calcext:value-type="currency">
            <text:p>$2.31</text:p>
          </table:table-cell>
          <table:table-cell table:formula="of:=[.H27]*[.$K$1]" office:value-type="float" office:value="75" calcext:value-type="float">
            <text:p>75</text:p>
          </table:table-cell>
          <table:table-cell office:value-type="float" office:value="3100" calcext:value-type="float">
            <text:p>3100</text:p>
          </table:table-cell>
          <table:table-cell table:formula="of:=MAX(0;([.L27]-[.M2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20HMS#PBF-ND</text:p>
          </table:table-cell>
          <table:table-cell table:style-name="ce6" office:value-type="string" calcext:value-type="string">
            <text:p>LTC6820</text:p>
          </table:table-cell>
          <table:table-cell office:value-type="float" office:value="1.1" calcext:value-type="float">
            <text:p>1.1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435" calcext:value-type="currency">
            <text:p>$5.044</text:p>
          </table:table-cell>
          <table:table-cell table:style-name="ce48" table:formula="of:=[.I28]*[.H28]" office:value-type="currency" office:currency="USD" office:value="5.0435" calcext:value-type="currency">
            <text:p>$5.04</text:p>
          </table:table-cell>
          <table:table-cell table:style-name="ce48" table:formula="of:=[.J28]*[.K$1]" office:value-type="currency" office:currency="USD" office:value="126.0875" calcext:value-type="currency">
            <text:p>$126.09</text:p>
          </table:table-cell>
          <table:table-cell table:formula="of:=[.H28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28]-[.M2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L Tip</text:p>
          </table:table-cell>
          <table:table-cell office:value-type="string" calcext:value-type="string">
            <text:p>I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6804IG-2</text:p>
          </table:table-cell>
          <table:table-cell table:style-name="ce6" office:value-type="string" calcext:value-type="string">
            <text:p>LTC6804-2</text:p>
          </table:table-cell>
          <table:table-cell office:value-type="float" office:value="2" calcext:value-type="float">
            <text:p>2</text:p>
          </table:table-cell>
          <table:table-cell table:style-name="ce14" office:value-type="string" calcext:value-type="string">
            <text:p>tray0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16.07" calcext:value-type="currency">
            <text:p>$16.070</text:p>
          </table:table-cell>
          <table:table-cell table:style-name="ce48" table:formula="of:=[.I29]*[.H29]" office:value-type="currency" office:currency="USD" office:value="80.35" calcext:value-type="currency">
            <text:p>$80.35</text:p>
          </table:table-cell>
          <table:table-cell table:style-name="ce48" table:formula="of:=[.J29]*[.K$1]" office:value-type="currency" office:currency="USD" office:value="2008.75" calcext:value-type="currency">
            <text:p>$2,008.75</text:p>
          </table:table-cell>
          <table:table-cell table:formula="of:=[.H29]*[.$K$1]" office:value-type="float" office:value="125" calcext:value-type="float">
            <text:p>125</text:p>
          </table:table-cell>
          <table:table-cell office:value-type="float" office:value="510" calcext:value-type="float">
            <text:p>510</text:p>
          </table:table-cell>
          <table:table-cell table:formula="of:=MAX(0;([.L29]-[.M2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4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9" table:formula="of:=SUM([.J4:.J29])" office:value-type="currency" office:currency="USD" office:value="112.46813" calcext:value-type="currency">
            <text:p>$112.47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/>
          <table:table-cell table:style-name="ce25"/>
          <table:table-cell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4">
          <table:table-cell table:style-name="ce10" office:value-type="string" calcext:value-type="string">
            <text:p>SMT</text:p>
            <text:p>Ideally P&amp;P</text:p>
            <text:p>Hand Placed</text:p>
          </table:table-cell>
          <table:table-cell table:style-name="ce10"/>
          <table:table-cell table:number-columns-repeated="2"/>
          <table:table-cell table:style-name="ce6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RS485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LTC1487CS8#PBF-ND</text:p>
          </table:table-cell>
          <table:table-cell table:style-name="ce6" office:value-type="string" calcext:value-type="string">
            <text:p>In Tube</text:p>
          </table:table-cell>
          <table:table-cell office:value-type="float" office:value="1.75" calcext:value-type="float">
            <text:p>1.75</text:p>
          </table:table-cell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3.5346" calcext:value-type="currency">
            <text:p>$3.535</text:p>
          </table:table-cell>
          <table:table-cell table:style-name="ce48" table:formula="of:=[.I34]*[.H34]" office:value-type="currency" office:currency="USD" office:value="7.0692" calcext:value-type="currency">
            <text:p>$7.07</text:p>
          </table:table-cell>
          <table:table-cell table:style-name="ce48" table:formula="of:=[.J34]*[.K$1]" office:value-type="currency" office:currency="USD" office:value="176.73" calcext:value-type="currency">
            <text:p>$176.73</text:p>
          </table:table-cell>
          <table:table-cell table:formula="of:=[.H34]*[.$K$1]" office:value-type="float" office:value="50" calcext:value-type="float">
            <text:p>50</text:p>
          </table:table-cell>
          <table:table-cell office:value-type="float" office:value="204" calcext:value-type="float">
            <text:p>204</text:p>
          </table:table-cell>
          <table:table-cell table:formula="of:=MAX(0;([.L34]-[.M3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table:style-name="ce14" office:value-type="string" calcext:value-type="string">
            <text:p>OpAmp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LT1797CS5#TRMPBFCT-ND </text:p>
          </table:table-cell>
          <table:table-cell table:style-name="ce22" office:value-type="string" calcext:value-type="string">
            <text:p>LTC1797</text:p>
          </table:table-cell>
          <table:table-cell table:style-name="ce14" office:value-type="float" office:value="1" calcext:value-type="float">
            <text:p>1</text:p>
          </table:table-cell>
          <table:table-cell table:style-name="ce5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42" office:value-type="currency" office:currency="USD" office:value="2.0564" calcext:value-type="currency">
            <text:p>$2.056</text:p>
          </table:table-cell>
          <table:table-cell table:style-name="ce48" table:formula="of:=[.I35]*[.H35]" office:value-type="currency" office:currency="USD" office:value="2.0564" calcext:value-type="currency">
            <text:p>$2.06</text:p>
          </table:table-cell>
          <table:table-cell table:style-name="ce48" table:formula="of:=[.J35]*[.K$1]" office:value-type="currency" office:currency="USD" office:value="51.41" calcext:value-type="currency">
            <text:p>$51.41</text:p>
          </table:table-cell>
          <table:table-cell table:style-name="ce14" table:formula="of:=[.H35]*[.$K$1]" office:value-type="float" office:value="25" calcext:value-type="float">
            <text:p>25</text:p>
          </table:table-cell>
          <table:table-cell table:style-name="ce14" office:value-type="float" office:value="500" calcext:value-type="float">
            <text:p>500</text:p>
          </table:table-cell>
          <table:table-cell table:style-name="ce14" table:formula="of:=MAX(0;([.L35]-[.M35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table:style-name="ce4" office:value-type="string" calcext:value-type="string">
            <text:p>P&amp;P - M Tip</text:p>
          </table:table-cell>
          <table:table-cell office:value-type="string" calcext:value-type="string">
            <text:p>Buck Converte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AP63205WU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6095" calcext:value-type="currency">
            <text:p>$0.610</text:p>
          </table:table-cell>
          <table:table-cell table:style-name="ce48" table:formula="of:=[.I36]*[.H36]" office:value-type="currency" office:currency="USD" office:value="0.6095" calcext:value-type="currency">
            <text:p>$0.61</text:p>
          </table:table-cell>
          <table:table-cell table:style-name="ce48" table:formula="of:=[.J36]*[.K$1]" office:value-type="currency" office:currency="USD" office:value="15.2375" calcext:value-type="currency">
            <text:p>$15.24</text:p>
          </table:table-cell>
          <table:table-cell table:formula="of:=[.H36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6]-[.M3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5V Zen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MSZ5233B</text:p>
          </table:table-cell>
          <table:table-cell table:style-name="ce6"/>
          <table:table-cell office:value-type="float" office:value="1.25" calcext:value-type="float">
            <text:p>1.25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1003" calcext:value-type="currency">
            <text:p>$0.100</text:p>
          </table:table-cell>
          <table:table-cell table:style-name="ce48" table:formula="of:=[.I37]*[.H37]" office:value-type="currency" office:currency="USD" office:value="0.1003" calcext:value-type="currency">
            <text:p>$0.10</text:p>
          </table:table-cell>
          <table:table-cell table:style-name="ce48" table:formula="of:=[.J37]*[.K$1]" office:value-type="currency" office:currency="USD" office:value="2.5075" calcext:value-type="currency">
            <text:p>$2.51</text:p>
          </table:table-cell>
          <table:table-cell table:formula="of:=[.H37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37]-[.M3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office:value-type="string" calcext:value-type="string">
            <text:p>DCDC Ferrit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587-5925-1-ND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12208" calcext:value-type="currency">
            <text:p>$0.122</text:p>
          </table:table-cell>
          <table:table-cell table:style-name="ce48" table:formula="of:=[.I38]*[.H38]" office:value-type="currency" office:currency="USD" office:value="0.24416" calcext:value-type="currency">
            <text:p>$0.24</text:p>
          </table:table-cell>
          <table:table-cell table:style-name="ce48" table:formula="of:=[.J38]*[.K$1]" office:value-type="currency" office:currency="USD" office:value="6.104" calcext:value-type="currency">
            <text:p>$6.10</text:p>
          </table:table-cell>
          <table:table-cell table:formula="of:=[.H38]*[.$K$1]"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table:formula="of:=MAX(0;([.L38]-[.M3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Capacitor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399-16724-1-ND</text:p>
          </table:table-cell>
          <table:table-cell table:style-name="ce22" office:value-type="string" calcext:value-type="string">
            <text:p>68 nF</text:p>
          </table:table-cell>
          <table:table-cell table:style-name="ce14" office:value-type="float" office:value="1.9" calcext:value-type="float">
            <text:p>1.9</text:p>
          </table:table-cell>
          <table:table-cell table:style-name="ce37" office:value-type="float" office:value="8" calcext:value-type="float">
            <text:p>8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currency" office:currency="USD" office:value="0.13564" calcext:value-type="currency">
            <text:p>$0.136</text:p>
          </table:table-cell>
          <table:table-cell table:style-name="ce48" table:formula="of:=[.I39]*[.H39]" office:value-type="currency" office:currency="USD" office:value="0.27128" calcext:value-type="currency">
            <text:p>$0.27</text:p>
          </table:table-cell>
          <table:table-cell table:style-name="ce48" table:formula="of:=[.J39]*[.K$1]" office:value-type="currency" office:currency="USD" office:value="6.782" calcext:value-type="currency">
            <text:p>$6.78</text:p>
          </table:table-cell>
          <table:table-cell table:formula="of:=[.H39]*[.$K$1]" office:value-type="float" office:value="50" calcext:value-type="float">
            <text:p>50</text:p>
          </table:table-cell>
          <table:table-cell table:style-name="ce14" office:value-type="float" office:value="500" calcext:value-type="float">
            <text:p>500</text:p>
          </table:table-cell>
          <table:table-cell table:formula="of:=MAX(0;([.L39]-[.M39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3" table:number-columns-repeated="39"/>
          <table:table-cell table:number-columns-repeated="10"/>
        </table:table-row>
        <table:table-row table:style-name="ro1">
          <table:table-cell table:style-name="ce4" office:value-type="string" calcext:value-type="string">
            <text:p>P&amp;P - S Tip</text:p>
          </table:table-cell>
          <table:table-cell table:style-name="ce4" office:value-type="string" calcext:value-type="string">
            <text:p>Resis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311-7.32KCRTR-ND</text:p>
          </table:table-cell>
          <table:table-cell table:style-name="ce28" office:value-type="string" calcext:value-type="string">
            <text:p>7.32k</text:p>
          </table:table-cell>
          <table:table-cell office:value-type="float" office:value="0.6" calcext:value-type="float">
            <text:p>0.6</text:p>
          </table:table-cell>
          <table:table-cell table:style-name="ce37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00544" calcext:value-type="currency">
            <text:p>$0.005</text:p>
          </table:table-cell>
          <table:table-cell table:style-name="ce48" table:formula="of:=[.I40]*[.H40]" office:value-type="currency" office:currency="USD" office:value="0.00544" calcext:value-type="currency">
            <text:p>$0.01</text:p>
          </table:table-cell>
          <table:table-cell table:style-name="ce48" table:formula="of:=[.J40]*[.K$1]" office:value-type="currency" office:currency="USD" office:value="0.136" calcext:value-type="currency">
            <text:p>$0.14</text:p>
          </table:table-cell>
          <table:table-cell table:formula="of:=[.H40]*[.$K$1]" office:value-type="float" office:value="25" calcext:value-type="float">
            <text:p>25</text:p>
          </table:table-cell>
          <table:table-cell office:value-type="float" office:value="5000" calcext:value-type="float">
            <text:p>5000</text:p>
          </table:table-cell>
          <table:table-cell table:formula="of:=MAX(0;([.L40]-[.M4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4" table:number-columns-repeated="2"/>
          <table:table-cell table:number-columns-repeated="2"/>
          <table:table-cell table:style-name="ce8"/>
          <table:table-cell/>
          <table:table-cell table:style-name="ce37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34:.J40])+[.J31]" office:value-type="currency" office:currency="USD" office:value="122.82441" calcext:value-type="currency">
            <text:p>$122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3">
          <table:table-cell table:style-name="ce10" office:value-type="string" calcext:value-type="string">
            <text:p>SMT</text:p>
            <text:p>Hand Placed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uck Inductor</text:p>
          </table:table-cell>
          <table:table-cell office:value-type="string" calcext:value-type="string">
            <text:p>Digikey</text:p>
          </table:table-cell>
          <table:table-cell table:style-name="ce8" office:value-type="string" calcext:value-type="string">
            <text:p>445-3867-2-ND</text:p>
          </table:table-cell>
          <table:table-cell table:style-name="ce8" office:value-type="string" calcext:value-type="string">
            <text:p>4.7 uH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8789" calcext:value-type="currency">
            <text:p>$0.879</text:p>
          </table:table-cell>
          <table:table-cell table:style-name="ce48" table:formula="of:=[.I45]*[.H45]" office:value-type="currency" office:currency="USD" office:value="0.8789" calcext:value-type="currency">
            <text:p>$0.88</text:p>
          </table:table-cell>
          <table:table-cell table:style-name="ce48" table:formula="of:=[.J45]*[.K$1]" office:value-type="currency" office:currency="USD" office:value="21.9725" calcext:value-type="currency">
            <text:p>$21.97</text:p>
          </table:table-cell>
          <table:table-cell table:formula="of:=[.H45]*[.$K$1]" office:value-type="float" office:value="25" calcext:value-type="float">
            <text:p>25</text:p>
          </table:table-cell>
          <table:table-cell office:value-type="float" office:value="102" calcext:value-type="float">
            <text:p>102</text:p>
          </table:table-cell>
          <table:table-cell table:formula="of:=MAX(0;([.L45]-[.M4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table:style-name="ce14" office:value-type="string" calcext:value-type="string">
            <text:p>Capacitor</text:p>
          </table:table-cell>
          <table:table-cell table:style-name="ce31" office:value-type="string" calcext:value-type="string">
            <text:p>Digikey</text:p>
          </table:table-cell>
          <table:table-cell table:style-name="ce14" office:value-type="string" calcext:value-type="string">
            <text:p>493-3958-2-ND</text:p>
          </table:table-cell>
          <table:table-cell table:style-name="ce31" office:value-type="string" calcext:value-type="string">
            <text:p>220u</text:p>
          </table:table-cell>
          <table:table-cell table:style-name="ce14"/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3" calcext:value-type="float">
            <text:p>3</text:p>
          </table:table-cell>
          <table:table-cell table:style-name="ce42" office:value-type="currency" office:currency="USD" office:value="0.46824" calcext:value-type="currency">
            <text:p>$0.468</text:p>
          </table:table-cell>
          <table:table-cell table:style-name="ce48" table:formula="of:=[.I46]*[.H46]" office:value-type="currency" office:currency="USD" office:value="1.40472" calcext:value-type="currency">
            <text:p>$1.40</text:p>
          </table:table-cell>
          <table:table-cell table:style-name="ce48" table:formula="of:=[.J46]*[.K$1]" office:value-type="currency" office:currency="USD" office:value="35.118" calcext:value-type="currency">
            <text:p>$35.12</text:p>
          </table:table-cell>
          <table:table-cell table:style-name="ce14" table:formula="of:=[.H46]*[.$K$1]" office:value-type="float" office:value="75" calcext:value-type="float">
            <text:p>75</text:p>
          </table:table-cell>
          <table:table-cell table:style-name="ce14" office:value-type="float" office:value="1000" calcext:value-type="float">
            <text:p>1000</text:p>
          </table:table-cell>
          <table:table-cell table:style-name="ce14" table:formula="of:=MAX(0;([.L46]-[.M4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Tria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T810-600B</text:p>
          </table:table-cell>
          <table:table-cell table:style-name="ce8"/>
          <table:table-cell/>
          <table:table-cell table:style-name="ce14" office:value-type="string" calcext:value-type="string">
            <text:p>tube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0752" calcext:value-type="currency">
            <text:p>$1.075</text:p>
          </table:table-cell>
          <table:table-cell table:style-name="ce48" table:formula="of:=[.I47]*[.H47]" office:value-type="currency" office:currency="USD" office:value="1.0752" calcext:value-type="currency">
            <text:p>$1.08</text:p>
          </table:table-cell>
          <table:table-cell table:style-name="ce48" table:formula="of:=[.J47]*[.K$1]" office:value-type="currency" office:currency="USD" office:value="26.88" calcext:value-type="currency">
            <text:p>$26.88</text:p>
          </table:table-cell>
          <table:table-cell table:formula="of:=[.H47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7]-[.M4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Too tall for P&amp;P</text:p>
          </table:table-cell>
          <table:table-cell office:value-type="string" calcext:value-type="string">
            <text:p>Triac Dri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OC3023S</text:p>
            <text:p>MOC3023S-TA1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2644" calcext:value-type="currency">
            <text:p>$0.264</text:p>
          </table:table-cell>
          <table:table-cell table:style-name="ce48" table:formula="of:=[.I48]*[.H48]" office:value-type="currency" office:currency="USD" office:value="0.2644" calcext:value-type="currency">
            <text:p>$0.26</text:p>
          </table:table-cell>
          <table:table-cell table:style-name="ce48" table:formula="of:=[.J48]*[.K$1]" office:value-type="currency" office:currency="USD" office:value="6.61" calcext:value-type="currency">
            <text:p>$6.61</text:p>
          </table:table-cell>
          <table:table-cell table:formula="of:=[.H48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48]-[.M4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13" office:value-type="string" calcext:value-type="string">
            <text:p>Too tall for P&amp;P</text:p>
          </table:table-cell>
          <table:table-cell table:style-name="ce5" office:value-type="string" calcext:value-type="string">
            <text:p>Push Button</text:p>
          </table:table-cell>
          <table:table-cell office:value-type="string" calcext:value-type="string">
            <text:p>Digikey</text:p>
          </table:table-cell>
          <table:table-cell table:style-name="ce5" office:value-type="string" calcext:value-type="string">
            <text:p>EVQ-PUJ02K</text:p>
          </table:table-cell>
          <table:table-cell table:style-name="ce24"/>
          <table:table-cell table:style-name="ce5"/>
          <table:table-cell table:style-name="ce14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42"/>
          <table:table-cell table:style-name="ce48" table:formula="of:=[.I49]*[.H49]" office:value-type="currency" office:currency="USD" office:value="0" calcext:value-type="currency">
            <text:p>$0.00</text:p>
          </table:table-cell>
          <table:table-cell table:style-name="ce48" table:formula="of:=[.J49]*[.K$1]" office:value-type="currency" office:currency="USD" office:value="0" calcext:value-type="currency">
            <text:p>$0.00</text:p>
          </table:table-cell>
          <table:table-cell table:formula="of:=[.H49]*[.$K$1]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formula="of:=MAX(0;([.L49]-[.M49]))" office:value-type="float" office:value="0" calcext:value-type="float">
            <text:p>0</text:p>
          </table:table-cell>
          <table:table-cell table:style-name="ce5" office:value-type="string" calcext:value-type="string">
            <text:p>-</text:p>
          </table:table-cell>
          <table:table-cell table:style-name="ce5"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Slide Switch (DIP)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DS04-254-2-02BK-SMT</text:p>
          </table:table-cell>
          <table:table-cell table:style-name="ce8"/>
          <table:table-cell/>
          <table:table-cell table:style-name="ce14"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4068" calcext:value-type="currency">
            <text:p>$0.407</text:p>
          </table:table-cell>
          <table:table-cell table:style-name="ce48" table:formula="of:=[.I50]*[.H50]" office:value-type="currency" office:currency="USD" office:value="0.4068" calcext:value-type="currency">
            <text:p>$0.41</text:p>
          </table:table-cell>
          <table:table-cell table:style-name="ce48" table:formula="of:=[.J50]*[.K$1]" office:value-type="currency" office:currency="USD" office:value="10.17" calcext:value-type="currency">
            <text:p>$10.17</text:p>
          </table:table-cell>
          <table:table-cell table:formula="of:=[.H5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50]-[.M5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BMS Isolation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732-5711-1-ND</text:p>
          </table:table-cell>
          <table:table-cell table:style-name="ce8" office:value-type="string" calcext:value-type="string">
            <text:p>Trans</text:p>
          </table:table-cell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2.688" calcext:value-type="currency">
            <text:p>$2.688</text:p>
          </table:table-cell>
          <table:table-cell table:style-name="ce48" table:formula="of:=[.I51]*[.H51]" office:value-type="currency" office:currency="USD" office:value="8.064" calcext:value-type="currency">
            <text:p>$8.06</text:p>
          </table:table-cell>
          <table:table-cell table:style-name="ce48" table:formula="of:=[.J51]*[.K$1]" office:value-type="currency" office:currency="USD" office:value="201.6" calcext:value-type="currency">
            <text:p>$201.60</text:p>
          </table:table-cell>
          <table:table-cell table:formula="of:=[.H51]*[.$K$1]" office:value-type="float" office:value="75" calcext:value-type="float">
            <text:p>75</text:p>
          </table:table-cell>
          <table:table-cell office:value-type="float" office:value="353" calcext:value-type="float">
            <text:p>353</text:p>
          </table:table-cell>
          <table:table-cell table:formula="of:=MAX(0;([.L51]-[.M5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5">
          <table:table-cell office:value-type="string" calcext:value-type="string">
            <text:p>Too tall for P&amp;P</text:p>
          </table:table-cell>
          <table:table-cell office:value-type="string" calcext:value-type="string">
            <text:p>ConnE isolation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office:annotation draw:style-name="gr1" draw:text-style-name="P2" svg:width="1.1413in" svg:height="0.7083in" svg:x="6.3311in" svg:y="10.5587in" draw:caption-point-x="-0.2402in" draw:caption-point-y="0.6039in">
              <dc:date>2021-05-03T00:00:00</dc:date>
              <text:p text:style-name="P1"><text:span text:style-name="T1">Replacement for Darlington</text:span></text:p>
            </office:annotation>
            <text:p>H11D1SR2VM</text:p>
            <text:p><text:span text:style-name="T4">H11D1SR2M</text:span></text:p>
            <text:p><text:span text:style-name="T2">H11D2SR2VM</text:span></text:p>
            <text:p><text:span text:style-name="T4">H11D1-X009T</text:span></text:p>
            <text:p><text:span text:style-name="T4">H11D1-X007T</text:span></text:p>
            <text:p><text:span text:style-name="T4">PC851XNNIP1H</text:span></text:p>
            <text:p><text:span text:style-name="T4">MOC8204SM</text:span></text:p>
          </table:table-cell>
          <table:table-cell table:number-columns-repeated="2"/>
          <table:table-cell table:style-name="ce14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0.5863" calcext:value-type="currency">
            <text:p>$0.586</text:p>
          </table:table-cell>
          <table:table-cell table:style-name="ce48" table:formula="of:=[.I52]*[.H52]" office:value-type="currency" office:currency="USD" office:value="0.5863" calcext:value-type="currency">
            <text:p>$0.59</text:p>
          </table:table-cell>
          <table:table-cell table:style-name="ce48" table:formula="of:=[.J52]*[.K$1]" office:value-type="currency" office:currency="USD" office:value="14.6575" calcext:value-type="currency">
            <text:p>$14.66</text:p>
          </table:table-cell>
          <table:table-cell table:formula="of:=[.H52]*[.$K$1]"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formula="of:=MAX(0;([.L52]-[.M5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Too tall for P&amp;P</text:p>
          </table:table-cell>
          <table:table-cell office:value-type="string" calcext:value-type="string">
            <text:p>optoIsola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620A-2X007T</text:p>
          </table:table-cell>
          <table:table-cell table:style-name="ce8"/>
          <table:table-cell/>
          <table:table-cell table:style-name="ce14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57" calcext:value-type="currency">
            <text:p>$0.657</text:p>
          </table:table-cell>
          <table:table-cell table:style-name="ce48" table:formula="of:=[.I53]*[.H53]" office:value-type="currency" office:currency="USD" office:value="1.314" calcext:value-type="currency">
            <text:p>$1.31</text:p>
          </table:table-cell>
          <table:table-cell table:style-name="ce48" table:formula="of:=[.J53]*[.K$1]" office:value-type="currency" office:currency="USD" office:value="32.85" calcext:value-type="currency">
            <text:p>$32.85</text:p>
          </table:table-cell>
          <table:table-cell table:formula="of:=[.H53]*[.$K$1]" office:value-type="float" office:value="50" calcext:value-type="float">
            <text:p>50</text:p>
          </table:table-cell>
          <table:table-cell office:value-type="float" office:value="316" calcext:value-type="float">
            <text:p>316</text:p>
          </table:table-cell>
          <table:table-cell table:formula="of:=MAX(0;([.L53]-[.M5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45:.J53])+[.J42]" office:value-type="currency" office:currency="USD" office:value="136.81873" calcext:value-type="currency">
            <text:p>$136.82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0" office:value-type="string" calcext:value-type="string">
            <text:p>Post-SMT Solder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HVDC→DC</text:p>
          </table:table-cell>
          <table:table-cell table:style-name="Default" office:value-type="string" calcext:value-type="string">
            <text:p>OnlineComponents</text:p>
          </table:table-cell>
          <table:table-cell table:style-name="ce8" office:value-type="string" calcext:value-type="string">
            <text:p>EPM1210SJ</text:p>
          </table:table-cell>
          <table:table-cell office:value-type="string" calcext:value-type="string">
            <text:p>-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01" calcext:value-type="currency">
            <text:p>$5.010</text:p>
          </table:table-cell>
          <table:table-cell table:style-name="ce48" table:formula="of:=[.I58]*[.H58]" office:value-type="currency" office:currency="USD" office:value="5.01" calcext:value-type="currency">
            <text:p>$5.01</text:p>
          </table:table-cell>
          <table:table-cell table:style-name="ce48" table:formula="of:=[.J58]*[.K$1]" office:value-type="currency" office:currency="USD" office:value="125.25" calcext:value-type="currency">
            <text:p>$125.25</text:p>
          </table:table-cell>
          <table:table-cell table:formula="of:=[.H58]*[.$K$1]"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table:formula="of:=MAX(0;([.L58]-[.M5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BCM Connector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174917-6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5.94" calcext:value-type="currency">
            <text:p>$5.940</text:p>
          </table:table-cell>
          <table:table-cell table:style-name="ce48" table:formula="of:=[.I59]*[.H59]" office:value-type="currency" office:currency="USD" office:value="5.94" calcext:value-type="currency">
            <text:p>$5.94</text:p>
          </table:table-cell>
          <table:table-cell table:style-name="ce48" table:formula="of:=[.J59]*[.K$1]" office:value-type="currency" office:currency="USD" office:value="148.5" calcext:value-type="currency">
            <text:p>$148.50</text:p>
          </table:table-cell>
          <table:table-cell table:formula="of:=[.H59]*[.$K$1]"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table:formula="of:=MAX(0;([.L59]-[.M5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Capacitor - HV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93-11256-ND</text:p>
          </table:table-cell>
          <table:table-cell table:style-name="ce8" office:value-type="string" calcext:value-type="string">
            <text:p>33u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.2332" calcext:value-type="currency">
            <text:p>$1.233</text:p>
          </table:table-cell>
          <table:table-cell table:style-name="ce48" table:formula="of:=[.I60]*[.H60]" office:value-type="currency" office:currency="USD" office:value="1.2332" calcext:value-type="currency">
            <text:p>$1.23</text:p>
          </table:table-cell>
          <table:table-cell table:style-name="ce48" table:formula="of:=[.J60]*[.K$1]" office:value-type="currency" office:currency="USD" office:value="30.83" calcext:value-type="currency">
            <text:p>$30.83</text:p>
          </table:table-cell>
          <table:table-cell table:formula="of:=[.H60]*[.$K$1]" office:value-type="float" office:value="25" calcext:value-type="float">
            <text:p>25</text:p>
          </table:table-cell>
          <table:table-cell office:value-type="float" office:value="110" calcext:value-type="float">
            <text:p>110</text:p>
          </table:table-cell>
          <table:table-cell table:formula="of:=MAX(0;([.L60]-[.M6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Fuse Hol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486-125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08" calcext:value-type="currency">
            <text:p>$0.608</text:p>
          </table:table-cell>
          <table:table-cell table:style-name="ce48" table:formula="of:=[.I61]*[.H61]" office:value-type="currency" office:currency="USD" office:value="1.216" calcext:value-type="currency">
            <text:p>$1.22</text:p>
          </table:table-cell>
          <table:table-cell table:style-name="ce48" table:formula="of:=[.J61]*[.K$1]" office:value-type="currency" office:currency="USD" office:value="30.4" calcext:value-type="currency">
            <text:p>$30.40</text:p>
          </table:table-cell>
          <table:table-cell table:formula="of:=[.H61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61]-[.M6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Screw Terminal – 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5792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4.00204" calcext:value-type="currency">
            <text:p>$4.002</text:p>
          </table:table-cell>
          <table:table-cell table:style-name="ce48" table:formula="of:=[.I62]*[.H62]" office:value-type="currency" office:currency="USD" office:value="8.00408" calcext:value-type="currency">
            <text:p>$8.00</text:p>
          </table:table-cell>
          <table:table-cell table:style-name="ce48" table:formula="of:=[.J62]*[.K$1]" office:value-type="currency" office:currency="USD" office:value="200.102" calcext:value-type="currency">
            <text:p>$200.10</text:p>
          </table:table-cell>
          <table:table-cell table:formula="of:=[.H62]*[.$K$1]"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table:formula="of:=MAX(0;([.L62]-[.M6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0.1” 1x8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WM24407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7" calcext:value-type="float">
            <text:p>7</text:p>
          </table:table-cell>
          <table:table-cell table:style-name="ce42" office:value-type="currency" office:currency="USD" office:value="0.28064" calcext:value-type="currency">
            <text:p>$0.281</text:p>
          </table:table-cell>
          <table:table-cell table:style-name="ce48" table:formula="of:=[.I63]*[.H63]" office:value-type="currency" office:currency="USD" office:value="1.96448" calcext:value-type="currency">
            <text:p>$1.96</text:p>
          </table:table-cell>
          <table:table-cell table:style-name="ce48" table:formula="of:=[.J63]*[.K$1]" office:value-type="currency" office:currency="USD" office:value="49.112" calcext:value-type="currency">
            <text:p>$49.11</text:p>
          </table:table-cell>
          <table:table-cell table:formula="of:=[.H63]*[.$K$1]" office:value-type="float" office:value="175" calcext:value-type="float">
            <text:p>175</text:p>
          </table:table-cell>
          <table:table-cell office:value-type="float" office:value="1020" calcext:value-type="float">
            <text:p>1020</text:p>
          </table:table-cell>
          <table:table-cell table:formula="of:=MAX(0;([.L63]-[.M6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20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10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9125" calcext:value-type="currency">
            <text:p>$0.391</text:p>
          </table:table-cell>
          <table:table-cell table:style-name="ce48" table:formula="of:=[.I64]*[.H64]" office:value-type="currency" office:currency="USD" office:value="0.7825" calcext:value-type="currency">
            <text:p>$0.78</text:p>
          </table:table-cell>
          <table:table-cell table:style-name="ce48" table:formula="of:=[.J64]*[.K$1]" office:value-type="currency" office:currency="USD" office:value="19.5625" calcext:value-type="currency">
            <text:p>$19.56</text:p>
          </table:table-cell>
          <table:table-cell table:formula="of:=[.H64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64]-[.M6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Thru Hole</text:p>
          </table:table-cell>
          <table:table-cell office:value-type="string" calcext:value-type="string">
            <text:p>14P Ribbon Head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BH11-PBPC-D07-ST-B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2898" calcext:value-type="currency">
            <text:p>$0.290</text:p>
          </table:table-cell>
          <table:table-cell table:style-name="ce48" table:formula="of:=[.I65]*[.H65]" office:value-type="currency" office:currency="USD" office:value="0.5796" calcext:value-type="currency">
            <text:p>$0.58</text:p>
          </table:table-cell>
          <table:table-cell table:style-name="ce48" table:formula="of:=[.J65]*[.K$1]" office:value-type="currency" office:currency="USD" office:value="14.49" calcext:value-type="currency">
            <text:p>$14.49</text:p>
          </table:table-cell>
          <table:table-cell table:formula="of:=[.H65]*[.$K$1]" office:value-type="float" office:value="50" calcext:value-type="float">
            <text:p>50</text:p>
          </table:table-cell>
          <table:table-cell office:value-type="float" office:value="210" calcext:value-type="float">
            <text:p>210</text:p>
          </table:table-cell>
          <table:table-cell table:formula="of:=MAX(0;([.L65]-[.M6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58:.J65])+[.J55]" office:value-type="currency" office:currency="USD" office:value="161.54859" calcext:value-type="currency">
            <text:p>$161.55</text:p>
          </table:table-cell>
          <table:table-cell table:style-name="ce48"/>
          <table:table-cell table:number-columns-repeated="53"/>
        </table:table-row>
        <table:table-row table:style-name="ro1">
          <table:table-cell table:number-columns-repeated="4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style-name="ce10" office:value-type="string" calcext:value-type="string">
            <text:p>Bolt-On</text:p>
          </table:table-cell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Fan</text:p>
          </table:table-cell>
          <table:table-cell table:style-name="Default" office:value-type="string" calcext:value-type="string">
            <text:p>OnlineComponents</text:p>
          </table:table-cell>
          <table:table-cell office:value-type="string" calcext:value-type="string">
            <text:p>MF60151VX-1000U-A99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3.4" calcext:value-type="currency">
            <text:p>$3.400</text:p>
          </table:table-cell>
          <table:table-cell table:style-name="ce48" table:formula="of:=[.I70]*[.H70]" office:value-type="currency" office:currency="USD" office:value="10.2" calcext:value-type="currency">
            <text:p>$10.20</text:p>
          </table:table-cell>
          <table:table-cell table:style-name="ce48" table:formula="of:=[.J70]*[.K$1]" office:value-type="currency" office:currency="USD" office:value="255" calcext:value-type="currency">
            <text:p>$255.00</text:p>
          </table:table-cell>
          <table:table-cell table:formula="of:=[.H70]*[.$K$1]"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table:formula="of:=MAX(0;([.L70]-[.M7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office:value-type="string" calcext:value-type="string">
            <text:p>Electronics</text:p>
          </table:table-cell>
          <table:table-cell office:value-type="string" calcext:value-type="string">
            <text:p>Fuse AC &amp; DC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0ADKC4000-BE</text:p>
            <text:p><text:span text:style-name="T4">0ADKC8000-BE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0.866*1.1" office:value-type="currency" office:currency="USD" office:value="0.9526" calcext:value-type="currency">
            <text:p>$0.953</text:p>
          </table:table-cell>
          <table:table-cell table:style-name="ce48" table:formula="of:=[.I71]*[.H71]" office:value-type="currency" office:currency="USD" office:value="1.9052" calcext:value-type="currency">
            <text:p>$1.91</text:p>
          </table:table-cell>
          <table:table-cell table:style-name="ce48" table:formula="of:=[.J71]*[.K$1]" office:value-type="currency" office:currency="USD" office:value="47.63" calcext:value-type="currency">
            <text:p>$47.63</text:p>
          </table:table-cell>
          <table:table-cell table:formula="of:=[.H71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1]-[.M7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IEC cord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Q106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.5851" calcext:value-type="currency">
            <text:p>$3.585</text:p>
          </table:table-cell>
          <table:table-cell table:style-name="ce48" table:formula="of:=[.I72]*[.H72]" office:value-type="currency" office:currency="USD" office:value="3.5851" calcext:value-type="currency">
            <text:p>$3.59</text:p>
          </table:table-cell>
          <table:table-cell table:style-name="ce48" table:formula="of:=[.J72]*[.K$1]" office:value-type="currency" office:currency="USD" office:value="89.6275" calcext:value-type="currency">
            <text:p>$89.63</text:p>
          </table:table-cell>
          <table:table-cell table:formula="of:=[.H72]*[.$K$1]"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table:formula="of:=MAX(0;([.L72]-[.M72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USB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E1061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2.236" calcext:value-type="currency">
            <text:p>$2.236</text:p>
          </table:table-cell>
          <table:table-cell table:style-name="ce48" table:formula="of:=[.I73]*[.H73]" office:value-type="currency" office:currency="USD" office:value="2.236" calcext:value-type="currency">
            <text:p>$2.24</text:p>
          </table:table-cell>
          <table:table-cell table:style-name="ce48" table:formula="of:=[.J73]*[.K$1]" office:value-type="currency" office:currency="USD" office:value="55.9" calcext:value-type="currency">
            <text:p>$55.90</text:p>
          </table:table-cell>
          <table:table-cell table:formula="of:=[.H73]*[.$K$1]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MAX(0;([.L73]-[.M73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4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<text:span text:style-name="T3">PLED96W-213-C0450-D</text:span></text:p>
            <text:p><text:span text:style-name="T4">PLED96W-274-C0350-D</text:span></text:p>
            <text:p><text:span text:style-name="T4">PLED75W-214-C0350-D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34.31" calcext:value-type="currency">
            <text:p>$34.310</text:p>
          </table:table-cell>
          <table:table-cell table:style-name="ce48" table:formula="of:=[.I74]*[.H74]" office:value-type="currency" office:currency="USD" office:value="34.31" calcext:value-type="currency">
            <text:p>$34.31</text:p>
          </table:table-cell>
          <table:table-cell table:style-name="ce48" table:formula="of:=[.J74]*[.K$1]" office:value-type="currency" office:currency="USD" office:value="857.75" calcext:value-type="currency">
            <text:p>$857.75</text:p>
          </table:table-cell>
          <table:table-cell table:formula="of:=[.H74]*[.$K$1]" office:value-type="float" office:value="25" calcext:value-type="float">
            <text:p>25</text:p>
          </table:table-cell>
          <table:table-cell office:value-type="float" office:value="101" calcext:value-type="float">
            <text:p>101</text:p>
          </table:table-cell>
          <table:table-cell table:formula="of:=MAX(0;([.L74]-[.M7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15A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8" calcext:value-type="float">
            <text:p>8</text:p>
          </table:table-cell>
          <table:table-cell table:style-name="ce42" office:value-type="currency" office:currency="USD" office:value="0.14" calcext:value-type="currency">
            <text:p>$0.140</text:p>
          </table:table-cell>
          <table:table-cell table:style-name="ce48" table:formula="of:=[.I75]*[.H75]" office:value-type="currency" office:currency="USD" office:value="1.12" calcext:value-type="currency">
            <text:p>$1.12</text:p>
          </table:table-cell>
          <table:table-cell table:style-name="ce48" table:formula="of:=[.J75]*[.K$1]" office:value-type="currency" office:currency="USD" office:value="28" calcext:value-type="currency">
            <text:p>$28.00</text:p>
          </table:table-cell>
          <table:table-cell table:formula="of:=[.H75]*[.$K$1]" office:value-type="float" office:value="200" calcext:value-type="float">
            <text:p>200</text:p>
          </table:table-cell>
          <table:table-cell office:value-type="float" office:value="250" calcext:value-type="float">
            <text:p>250</text:p>
          </table:table-cell>
          <table:table-cell table:formula="of:=MAX(0;([.L75]-[.M7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GRN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6]*[.H76]" office:value-type="currency" office:currency="USD" office:value="0.62" calcext:value-type="currency">
            <text:p>$0.62</text:p>
          </table:table-cell>
          <table:table-cell table:style-name="ce48" table:formula="of:=[.J76]*[.K$1]" office:value-type="currency" office:currency="USD" office:value="15.5" calcext:value-type="currency">
            <text:p>$15.50</text:p>
          </table:table-cell>
          <table:table-cell table:formula="of:=[.H76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6]-[.M7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WHT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7]*[.H77]" office:value-type="currency" office:currency="USD" office:value="0.62" calcext:value-type="currency">
            <text:p>$0.62</text:p>
          </table:table-cell>
          <table:table-cell table:style-name="ce48" table:formula="of:=[.J77]*[.K$1]" office:value-type="currency" office:currency="USD" office:value="15.5" calcext:value-type="currency">
            <text:p>$15.50</text:p>
          </table:table-cell>
          <table:table-cell table:formula="of:=[.H77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7]-[.M7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BLK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8]*[.H78]" office:value-type="currency" office:currency="USD" office:value="0.62" calcext:value-type="currency">
            <text:p>$0.62</text:p>
          </table:table-cell>
          <table:table-cell table:style-name="ce48" table:formula="of:=[.J78]*[.K$1]" office:value-type="currency" office:currency="USD" office:value="15.5" calcext:value-type="currency">
            <text:p>$15.50</text:p>
          </table:table-cell>
          <table:table-cell table:formula="of:=[.H78]*[.$K$1]"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table:formula="of:=MAX(0;([.L78]-[.M78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Grid Charger</text:p>
          </table:table-cell>
          <table:table-cell office:value-type="string" calcext:value-type="string">
            <text:p>Powerwerx</text:p>
          </table:table-cell>
          <table:table-cell office:value-type="string" calcext:value-type="string">
            <text:p>Anderson – ORG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1" calcext:value-type="currency">
            <text:p>$0.310</text:p>
          </table:table-cell>
          <table:table-cell table:style-name="ce48" table:formula="of:=[.I79]*[.H79]" office:value-type="currency" office:currency="USD" office:value="0.62" calcext:value-type="currency">
            <text:p>$0.62</text:p>
          </table:table-cell>
          <table:table-cell table:style-name="ce48" table:formula="of:=[.J79]*[.K$1]" office:value-type="currency" office:currency="USD" office:value="15.5" calcext:value-type="currency">
            <text:p>$15.50</text:p>
          </table:table-cell>
          <table:table-cell table:formula="of:=[.H79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79]-[.M79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Arduino Mega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Clone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14.39" calcext:value-type="currency">
            <text:p>$14.390</text:p>
          </table:table-cell>
          <table:table-cell table:style-name="ce48" table:formula="of:=[.I80]*[.H80]" office:value-type="currency" office:currency="USD" office:value="14.39" calcext:value-type="currency">
            <text:p>$14.39</text:p>
          </table:table-cell>
          <table:table-cell table:style-name="ce48" table:formula="of:=[.J80]*[.K$1]" office:value-type="currency" office:currency="USD" office:value="359.75" calcext:value-type="currency">
            <text:p>$359.75</text:p>
          </table:table-cell>
          <table:table-cell table:formula="of:=[.H80]*[.$K$1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formula="of:=MAX(0;([.L80]-[.M80]))" office:value-type="float" office:value="18" calcext:value-type="float">
            <text:p>1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6x1 Nut (Batte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18" calcext:value-type="currency">
            <text:p>$0.180</text:p>
          </table:table-cell>
          <table:table-cell table:style-name="ce48" table:formula="of:=[.I81]*[.H81]" office:value-type="currency" office:currency="USD" office:value="1.08" calcext:value-type="currency">
            <text:p>$1.08</text:p>
          </table:table-cell>
          <table:table-cell table:style-name="ce48" table:formula="of:=[.J81]*[.K$1]" office:value-type="currency" office:currency="USD" office:value="27" calcext:value-type="currency">
            <text:p>$27.00</text:p>
          </table:table-cell>
          <table:table-cell table:formula="of:=[.H81]*[.$K$1]"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formula="of:=MAX(0;([.L81]-[.M81]))"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82]*[.H82]" office:value-type="currency" office:currency="USD" office:value="0.3" calcext:value-type="currency">
            <text:p>$0.30</text:p>
          </table:table-cell>
          <table:table-cell table:style-name="ce48" table:formula="of:=[.J82]*[.K$1]" office:value-type="currency" office:currency="USD" office:value="7.5" calcext:value-type="currency">
            <text:p>$7.50</text:p>
          </table:table-cell>
          <table:table-cell table:formula="of:=[.H82]*[.$K$1]" office:value-type="float" office:value="150" calcext:value-type="float">
            <text:p>150</text:p>
          </table:table-cell>
          <table:table-cell office:value-type="float" office:value="100" calcext:value-type="float">
            <text:p>100</text:p>
          </table:table-cell>
          <table:table-cell table:formula="of:=MAX(0;([.L82]-[.M82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40 Standoff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2.4" calcext:value-type="currency">
            <text:p>$2.400</text:p>
          </table:table-cell>
          <table:table-cell table:style-name="ce48" table:formula="of:=[.I83]*[.H83]" office:value-type="currency" office:currency="USD" office:value="4.8" calcext:value-type="currency">
            <text:p>$4.80</text:p>
          </table:table-cell>
          <table:table-cell table:style-name="ce48" table:formula="of:=[.J83]*[.K$1]" office:value-type="currency" office:currency="USD" office:value="120" calcext:value-type="currency">
            <text:p>$120.00</text:p>
          </table:table-cell>
          <table:table-cell table:formula="of:=[.H83]*[.$K$1]"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table:formula="of:=MAX(0;([.L83]-[.M83]))" office:value-type="float" office:value="37" calcext:value-type="float">
            <text:p>37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 Nu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4" calcext:value-type="float">
            <text:p>4</text:p>
          </table:table-cell>
          <table:table-cell table:style-name="ce42" office:value-type="currency" office:currency="USD" office:value="0.2" calcext:value-type="currency">
            <text:p>$0.200</text:p>
          </table:table-cell>
          <table:table-cell table:style-name="ce48" table:formula="of:=[.I84]*[.H84]" office:value-type="currency" office:currency="USD" office:value="0.8" calcext:value-type="currency">
            <text:p>$0.80</text:p>
          </table:table-cell>
          <table:table-cell table:style-name="ce48" table:formula="of:=[.J84]*[.K$1]" office:value-type="currency" office:currency="USD" office:value="20" calcext:value-type="currency">
            <text:p>$20.00</text:p>
          </table:table-cell>
          <table:table-cell table:formula="of:=[.H84]*[.$K$1]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formula="of:=MAX(0;([.L84]-[.M84]))" office:value-type="float" office:value="50" calcext:value-type="float">
            <text:p>5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8x1.25x12 mm Bolt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36" calcext:value-type="currency">
            <text:p>$0.360</text:p>
          </table:table-cell>
          <table:table-cell table:style-name="ce48" table:formula="of:=[.I85]*[.H85]" office:value-type="currency" office:currency="USD" office:value="0.72" calcext:value-type="currency">
            <text:p>$0.72</text:p>
          </table:table-cell>
          <table:table-cell table:style-name="ce48" table:formula="of:=[.J85]*[.K$1]" office:value-type="currency" office:currency="USD" office:value="18" calcext:value-type="currency">
            <text:p>$18.00</text:p>
          </table:table-cell>
          <table:table-cell table:formula="of:=[.H85]*[.$K$1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MAX(0;([.L85]-[.M85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2" draw:text-style-name="P2" svg:width="1.711in" svg:height="0.9701in" svg:x="2.9256in" svg:y="18.5689in" draw:caption-point-x="-0.2402in" draw:caption-point-y="0.6016in">
              <dc:date>2021-06-11T00:00:00</dc:date>
              <text:p text:style-name="P1"><text:span text:style-name="T1">3mm DIA,</text:span></text:p>
              <text:p text:style-name="P1"><text:span text:style-name="T1">6mm LEN, </text:span></text:p>
              <text:p text:style-name="P1"><text:span text:style-name="T1">Pan Head,</text:span></text:p>
              <text:p text:style-name="P1"><text:span text:style-name="T1">Class 2 tapping</text:span></text:p>
              <text:p text:style-name="P1"><text:span text:style-name="T1">JIS B1115 or B1122</text:span></text:p>
            </office:annotation>
            <text:p>BCM Conn Screw</text:p>
          </table:table-cell>
          <table:table-cell office:value-type="string" calcext:value-type="string">
            <text:p>McMaster</text:p>
          </table:table-cell>
          <table:table-cell office:value-type="string" calcext:value-type="string">
            <text:p>90380A347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4" office:value-type="currency" office:currency="USD" office:value="0.067" calcext:value-type="currency">
            <text:p>$0.067</text:p>
          </table:table-cell>
          <table:table-cell table:style-name="ce48" table:formula="of:=[.I86]*[.H86]" office:value-type="currency" office:currency="USD" office:value="0.201" calcext:value-type="currency">
            <text:p>$0.20</text:p>
          </table:table-cell>
          <table:table-cell table:style-name="ce48" table:formula="of:=[.J86]*[.K$1]" office:value-type="currency" office:currency="USD" office:value="5.025" calcext:value-type="currency">
            <text:p>$5.03</text:p>
          </table:table-cell>
          <table:table-cell table:formula="of:=[.H86]*[.$K$1]" office:value-type="float" office:value="75" calcext:value-type="float">
            <text:p>75</text:p>
          </table:table-cell>
          <table:table-cell office:value-type="float" office:value="600" calcext:value-type="float">
            <text:p>600</text:p>
          </table:table-cell>
          <table:table-cell table:formula="of:=MAX(0;([.L86]-[.M86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10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Cover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0899" calcext:value-type="currency">
            <text:p>$0.090</text:p>
          </table:table-cell>
          <table:table-cell table:style-name="ce48" table:formula="of:=[.I87]*[.H87]" office:value-type="currency" office:currency="USD" office:value="0.4495" calcext:value-type="currency">
            <text:p>$0.45</text:p>
          </table:table-cell>
          <table:table-cell table:style-name="ce48" table:formula="of:=[.J87]*[.K$1]" office:value-type="currency" office:currency="USD" office:value="11.2375" calcext:value-type="currency">
            <text:p>$11.24</text:p>
          </table:table-cell>
          <table:table-cell table:formula="of:=[.H87]*[.$K$1]" office:value-type="float" office:value="125" calcext:value-type="float">
            <text:p>125</text:p>
          </table:table-cell>
          <table:table-cell office:value-type="float" office:value="100" calcext:value-type="float">
            <text:p>100</text:p>
          </table:table-cell>
          <table:table-cell table:formula="of:=MAX(0;([.L87]-[.M87]))" office:value-type="float" office:value="25" calcext:value-type="float">
            <text:p>2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x25 button head bolt</text:p>
          </table:table-cell>
          <table:table-cell office:value-type="string" calcext:value-type="string">
            <text:p>Amazon</text:p>
          </table:table-cell>
          <table:table-cell/>
          <table:table-cell table:style-name="ce8" office:value-type="string" calcext:value-type="string">
            <text:p>Fans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12" calcext:value-type="float">
            <text:p>12</text:p>
          </table:table-cell>
          <table:table-cell table:style-name="ce42" office:value-type="currency" office:currency="USD" office:value="0.1049" calcext:value-type="currency">
            <text:p>$0.105</text:p>
          </table:table-cell>
          <table:table-cell table:style-name="ce48" table:formula="of:=[.I88]*[.H88]" office:value-type="currency" office:currency="USD" office:value="1.2588" calcext:value-type="currency">
            <text:p>$1.26</text:p>
          </table:table-cell>
          <table:table-cell table:style-name="ce48" table:formula="of:=[.J88]*[.K$1]" office:value-type="currency" office:currency="USD" office:value="31.47" calcext:value-type="currency">
            <text:p>$31.47</text:p>
          </table:table-cell>
          <table:table-cell table:formula="of:=[.H88]*[.$K$1]"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table:formula="of:=MAX(0;([.L88]-[.M88]))" office:value-type="float" office:value="200" calcext:value-type="float">
            <text:p>20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office:annotation draw:style-name="gr1" draw:text-style-name="P2" svg:width="1.1413in" svg:height="0.7083in" svg:x="2.9256in" svg:y="19.1094in" draw:caption-point-x="-0.2402in" draw:caption-point-y="0.5945in">
              <dc:date>2021-07-03T00:00:00</dc:date>
              <text:p text:style-name="P1"><text:span text:style-name="T1">Can we use existing M4x10 button head?</text:span></text:p>
            </office:annotation>
            <text:p>M4x12 bolt for grid &amp; relay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washer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9" calcext:value-type="float">
            <text:p>29</text:p>
          </table:table-cell>
          <table:table-cell table:style-name="ce42" office:value-type="currency" office:currency="USD" office:value="0.01" calcext:value-type="currency">
            <text:p>$0.010</text:p>
          </table:table-cell>
          <table:table-cell table:style-name="ce48" table:formula="of:=[.I90]*[.H90]" office:value-type="currency" office:currency="USD" office:value="0.29" calcext:value-type="currency">
            <text:p>$0.29</text:p>
          </table:table-cell>
          <table:table-cell table:style-name="ce48" table:formula="of:=[.J90]*[.K$1]" office:value-type="currency" office:currency="USD" office:value="7.25" calcext:value-type="currency">
            <text:p>$7.25</text:p>
          </table:table-cell>
          <table:table-cell table:formula="of:=[.H90]*[.$K$1]" office:value-type="float" office:value="725" calcext:value-type="float">
            <text:p>725</text:p>
          </table:table-cell>
          <table:table-cell office:value-type="float" office:value="150" calcext:value-type="float">
            <text:p>150</text:p>
          </table:table-cell>
          <table:table-cell table:formula="of:=MAX(0;([.L90]-[.M90]))" office:value-type="float" office:value="575" calcext:value-type="float">
            <text:p>575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Plastic M4 Wash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RPC3441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0" calcext:value-type="float">
            <text:p>10</text:p>
          </table:table-cell>
          <table:table-cell table:style-name="ce42" office:value-type="currency" office:currency="USD" office:value="0.06098" calcext:value-type="currency">
            <text:p>$0.061</text:p>
          </table:table-cell>
          <table:table-cell table:style-name="ce48" table:formula="of:=[.I91]*[.H91]" office:value-type="currency" office:currency="USD" office:value="0.6098" calcext:value-type="currency">
            <text:p>$0.61</text:p>
          </table:table-cell>
          <table:table-cell table:style-name="ce48" table:formula="of:=[.J91]*[.K$1]" office:value-type="currency" office:currency="USD" office:value="15.245" calcext:value-type="currency">
            <text:p>$15.25</text:p>
          </table:table-cell>
          <table:table-cell table:formula="of:=[.H91]*[.$K$1]" office:value-type="float" office:value="250" calcext:value-type="float">
            <text:p>250</text:p>
          </table:table-cell>
          <table:table-cell office:value-type="float" office:value="1000" calcext:value-type="float">
            <text:p>1000</text:p>
          </table:table-cell>
          <table:table-cell table:formula="of:=MAX(0;([.L91]-[.M9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7" calcext:value-type="float">
            <text:p>7</text:p>
          </table:table-cell>
          <table:table-cell table:style-name="ce42" office:value-type="currency" office:currency="USD" office:value="0.05" calcext:value-type="currency">
            <text:p>$0.050</text:p>
          </table:table-cell>
          <table:table-cell table:style-name="ce48" table:formula="of:=[.I92]*[.H92]" office:value-type="currency" office:currency="USD" office:value="0.35" calcext:value-type="currency">
            <text:p>$0.35</text:p>
          </table:table-cell>
          <table:table-cell table:style-name="ce48" table:formula="of:=[.J92]*[.K$1]" office:value-type="currency" office:currency="USD" office:value="8.75" calcext:value-type="currency">
            <text:p>$8.75</text:p>
          </table:table-cell>
          <table:table-cell table:formula="of:=[.H92]*[.$K$1]" office:value-type="float" office:value="175" calcext:value-type="float">
            <text:p>175</text:p>
          </table:table-cell>
          <table:table-cell table:style-name="ce14" office:value-type="float" office:value="100" calcext:value-type="float">
            <text:p>100</text:p>
          </table:table-cell>
          <table:table-cell table:formula="of:=MAX(0;([.L92]-[.M92]))" office:value-type="float" office:value="75" calcext:value-type="float">
            <text:p>75</text:p>
          </table:table-cell>
          <table:table-cell table:style-name="ce14" office:value-type="string" calcext:value-type="string">
            <text:p>-</text:p>
          </table:table-cell>
          <table:table-cell table:style-name="ce14" table:number-columns-repeated="39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table:style-name="ce14" office:value-type="string" calcext:value-type="string">
            <text:p>M4 T-slot Nut</text:p>
          </table:table-cell>
          <table:table-cell table:style-name="ce31" office:value-type="string" calcext:value-type="string">
            <text:p>Amazon</text:p>
          </table:table-cell>
          <table:table-cell table:style-name="ce14"/>
          <table:table-cell table:style-name="ce31"/>
          <table:table-cell table:style-name="ce14"/>
          <table:table-cell table:style-name="ce14" office:value-type="string" calcext:value-type="string">
            <text:p>hand</text:p>
          </table:table-cell>
          <table:table-cell table:style-name="ce14" office:value-type="float" office:value="4" calcext:value-type="float">
            <text:p>4</text:p>
          </table:table-cell>
          <table:table-cell table:style-name="ce42"/>
          <table:table-cell table:style-name="ce48" table:number-columns-repeated="2"/>
          <table:table-cell/>
          <table:table-cell table:style-name="ce14"/>
          <table:table-cell/>
          <table:table-cell table:style-name="ce14" table:number-columns-repeated="40"/>
          <table:table-cell table:number-columns-repeated="10"/>
        </table:table-row>
        <table:table-row table:style-name="ro1">
          <table:table-cell office:value-type="string" calcext:value-type="string">
            <text:p>Hardware</text:p>
          </table:table-cell>
          <table:table-cell office:value-type="string" calcext:value-type="string">
            <text:p>M4 Standoff for Cove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952-1542-ND</text:p>
          </table:table-cell>
          <table:table-cell table:style-name="ce8" office:value-type="string" calcext:value-type="string">
            <text:p>20mm</text:p>
          </table:table-cell>
          <table:table-cell/>
          <table:table-cell table:style-name="ce14" office:value-type="string" calcext:value-type="string">
            <text:p>hand</text:p>
          </table:table-cell>
          <table:table-cell office:value-type="float" office:value="5" calcext:value-type="float">
            <text:p>5</text:p>
          </table:table-cell>
          <table:table-cell table:style-name="ce42" office:value-type="currency" office:currency="USD" office:value="0.4142" calcext:value-type="currency">
            <text:p>$0.414</text:p>
          </table:table-cell>
          <table:table-cell table:style-name="ce48" table:formula="of:=[.I94]*[.H94]" office:value-type="currency" office:currency="USD" office:value="2.071" calcext:value-type="currency">
            <text:p>$2.07</text:p>
          </table:table-cell>
          <table:table-cell table:style-name="ce48" table:formula="of:=[.J94]*[.K$1]" office:value-type="currency" office:currency="USD" office:value="51.775" calcext:value-type="currency">
            <text:p>$51.78</text:p>
          </table:table-cell>
          <table:table-cell table:formula="of:=[.H94]*[.$K$1]" office:value-type="float" office:value="125" calcext:value-type="float">
            <text:p>125</text:p>
          </table:table-cell>
          <table:table-cell office:value-type="float" office:value="250" calcext:value-type="float">
            <text:p>250</text:p>
          </table:table-cell>
          <table:table-cell table:formula="of:=MAX(0;([.L94]-[.M9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Safety Acrylic</text:p>
          </table:table-cell>
          <table:table-cell table:number-columns-repeated="2"/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1" calcext:value-type="float">
            <text:p>1</text:p>
          </table:table-cell>
          <table:table-cell table:style-name="ce42" office:value-type="currency" office:currency="USD" office:value="6" calcext:value-type="currency">
            <text:p>$6.000</text:p>
          </table:table-cell>
          <table:table-cell table:style-name="ce48" table:formula="of:=[.I95]*[.H95]" office:value-type="currency" office:currency="USD" office:value="6" calcext:value-type="currency">
            <text:p>$6.00</text:p>
          </table:table-cell>
          <table:table-cell table:style-name="ce48" table:formula="of:=[.J95]*[.K$1]" office:value-type="currency" office:currency="USD" office:value="150" calcext:value-type="currency">
            <text:p>$150.00</text:p>
          </table:table-cell>
          <table:table-cell table:formula="of:=[.H95]*[.$K$1]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MAX(0;([.L95]-[.M95]))" office:value-type="float" office:value="24" calcext:value-type="float">
            <text:p>24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Mechanicals</text:p>
          </table:table-cell>
          <table:table-cell office:value-type="string" calcext:value-type="string">
            <text:p>Aluminum Plate</text:p>
          </table:table-cell>
          <table:table-cell office:value-type="string" calcext:value-type="string">
            <text:p>EVS</text:p>
          </table:table-cell>
          <table:table-cell office:value-type="string" calcext:value-type="string">
            <text:p>JTS-LiBCM-00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3" calcext:value-type="float">
            <text:p>3</text:p>
          </table:table-cell>
          <table:table-cell table:style-name="ce42" office:value-type="currency" office:currency="USD" office:value="9.05" calcext:value-type="currency">
            <text:p>$9.050</text:p>
          </table:table-cell>
          <table:table-cell table:style-name="ce48" table:formula="of:=[.I96]*[.H96]" office:value-type="currency" office:currency="USD" office:value="27.15" calcext:value-type="currency">
            <text:p>$27.15</text:p>
          </table:table-cell>
          <table:table-cell table:style-name="ce48" table:formula="of:=[.J96]*[.K$1]" office:value-type="currency" office:currency="USD" office:value="678.75" calcext:value-type="currency">
            <text:p>$678.75</text:p>
          </table:table-cell>
          <table:table-cell table:formula="of:=[.H96]*[.$K$1]" office:value-type="float" office:value="75" calcext:value-type="float">
            <text:p>75</text:p>
          </table:table-cell>
          <table:table-cell office:value-type="float" office:value="152" calcext:value-type="float">
            <text:p>152</text:p>
          </table:table-cell>
          <table:table-cell table:formula="of:=MAX(0;([.L96]-[.M96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Nut (GRY)</text:p>
          </table:table-cell>
          <table:table-cell office:value-type="string" calcext:value-type="string">
            <text:p>Amazon</text:p>
          </table:table-cell>
          <table:table-cell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RED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BLK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WHT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Wire – 16 AWG (GRN)</text:p>
          </table:table-cell>
          <table:table-cell table:number-columns-repeated="2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1">
          <table:table-cell office:value-type="string" calcext:value-type="string">
            <text:p>Other Cables</text:p>
          </table:table-cell>
          <table:table-cell office:value-type="string" calcext:value-type="string">
            <text:p>Ring – LiBCM Power</text:p>
          </table:table-cell>
          <table:table-cell table:number-columns-repeated="2"/>
          <table:table-cell table:style-name="ce8"/>
          <table:table-cell/>
          <table:table-cell table:style-name="ce14"/>
          <table:table-cell office:value-type="float" office:value="2" calcext:value-type="float">
            <text:p>2</text:p>
          </table:table-cell>
          <table:table-cell table:style-name="ce42"/>
          <table:table-cell table:style-name="ce48" table:number-columns-repeated="2"/>
          <table:table-cell table:number-columns-repeated="3"/>
          <table:table-cell table:style-name="ce14"/>
          <table:table-cell table:number-columns-repeated="49"/>
        </table:table-row>
        <table:table-row table:style-name="ro4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Batteries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27083-ND (works, meh)</text:p>
            <text:p><text:span text:style-name="T4">277-11172-ND (ideal)</text:span></text:p>
            <text:p><text:span text:style-name="T4">A27073-ND (on order)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6" calcext:value-type="float">
            <text:p>6</text:p>
          </table:table-cell>
          <table:table-cell table:style-name="ce42" office:value-type="currency" office:currency="USD" office:value="0.65716" calcext:value-type="currency">
            <text:p>$0.657</text:p>
          </table:table-cell>
          <table:table-cell table:style-name="ce48" table:formula="of:=[.I103]*[.H103]" office:value-type="currency" office:currency="USD" office:value="3.94296" calcext:value-type="currency">
            <text:p>$3.94</text:p>
          </table:table-cell>
          <table:table-cell table:style-name="ce48" table:formula="of:=[.J103]*[.K$1]" office:value-type="currency" office:currency="USD" office:value="98.574" calcext:value-type="currency">
            <text:p>$98.57</text:p>
          </table:table-cell>
          <table:table-cell table:formula="of:=[.H103]*[.$K$1]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table:formula="of:=MAX(0;([.L103]-[.M103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Fuse/Switch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277-11168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44" calcext:value-type="currency">
            <text:p>$0.524</text:p>
          </table:table-cell>
          <table:table-cell table:style-name="ce48" table:formula="of:=[.I104]*[.H104]" office:value-type="currency" office:currency="USD" office:value="1.0488" calcext:value-type="currency">
            <text:p>$1.05</text:p>
          </table:table-cell>
          <table:table-cell table:style-name="ce48" table:formula="of:=[.J104]*[.K$1]" office:value-type="currency" office:currency="USD" office:value="26.22" calcext:value-type="currency">
            <text:p>$26.22</text:p>
          </table:table-cell>
          <table:table-cell table:formula="of:=[.H104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4]-[.M104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Ring – Relay/HVDC-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A112030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1.0744" calcext:value-type="currency">
            <text:p>$1.074</text:p>
          </table:table-cell>
          <table:table-cell table:style-name="ce48" table:formula="of:=[.I105]*[.H105]" office:value-type="currency" office:currency="USD" office:value="2.1488" calcext:value-type="currency">
            <text:p>$2.15</text:p>
          </table:table-cell>
          <table:table-cell table:style-name="ce48" table:formula="of:=[.J105]*[.K$1]" office:value-type="currency" office:currency="USD" office:value="53.72" calcext:value-type="currency">
            <text:p>$53.72</text:p>
          </table:table-cell>
          <table:table-cell table:formula="of:=[.H105]*[.$K$1]" office:value-type="float" office:value="50" calcext:value-type="float">
            <text:p>50</text:p>
          </table:table-cell>
          <table:table-cell office:value-type="float" office:value="110" calcext:value-type="float">
            <text:p>110</text:p>
          </table:table-cell>
          <table:table-cell table:formula="of:=MAX(0;([.L105]-[.M105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text:p>Current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½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73)" office:value-type="float" office:value="0.243333333333333" calcext:value-type="float">
            <office:annotation draw:style-name="gr1" draw:text-style-name="P2" svg:width="1.1413in" svg:height="0.7083in" svg:x="8.752in" svg:y="22.4244in" draw:caption-point-x="-0.2402in" draw:caption-point-y="0.6016in">
              <dc:date>2021-06-11T00:00:00</dc:date>
              <text:p text:style-name="P1"><text:span text:style-name="T1">Num(73” sections)/reel</text:span></text:p>
              <text:p text:style-name="P1"><text:span text:style-name="T1"/></text:p>
            </office:annotation>
            <text:p>0.24</text:p>
          </table:table-cell>
          <table:table-cell table:style-name="ce42" office:value-type="currency" office:currency="USD" office:value="14.99" calcext:value-type="currency">
            <text:p>$14.990</text:p>
          </table:table-cell>
          <table:table-cell table:style-name="ce48" table:formula="of:=[.I106]*[.H106]" office:value-type="currency" office:currency="USD" office:value="3.64756666666667" calcext:value-type="currency">
            <text:p>$3.65</text:p>
          </table:table-cell>
          <table:table-cell table:style-name="ce48" table:formula="of:=[.J106]*[.K$1]" office:value-type="currency" office:currency="USD" office:value="91.1891666666667" calcext:value-type="currency">
            <text:p>$91.19</text:p>
          </table:table-cell>
          <table:table-cell table:formula="of:=[.H106]*[.$K$1]" office:value-type="float" office:value="6.08333333333333" calcext:value-type="float">
            <text:p>6.08</text:p>
          </table:table-cell>
          <table:table-cell office:value-type="float" office:value="2" calcext:value-type="float">
            <text:p>2</text:p>
          </table:table-cell>
          <table:table-cell table:formula="of:=MAX(0;([.L106]-[.M106]))" office:value-type="float" office:value="4.08333333333333" calcext:value-type="float">
            <text:p>4.08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2">
          <table:table-cell table:style-name="ce4" office:value-type="string" calcext:value-type="string">
            <text:p>Current Cables</text:p>
          </table:table-cell>
          <table:table-cell office:value-type="string" calcext:value-type="string">
            <office:annotation draw:style-name="gr1" draw:text-style-name="P2" svg:width="1.1413in" svg:height="0.7083in" svg:x="2.9256in" svg:y="22.5909in" draw:caption-point-x="-0.2402in" draw:caption-point-y="0.613in">
              <dc:date>2021-04-24T00:00:00</dc:date>
              <text:p text:style-name="P1"><text:span text:style-name="T1">42S is 84”</text:span></text:p>
              <text:p text:style-name="P1"><text:span text:style-name="T1"/></text:p>
            </office:annotation>
            <text:p>Current Cables</text:p>
          </table:table-cell>
          <table:table-cell office:value-type="string" calcext:value-type="string">
            <text:p>Ebay seller</text:p>
            <text:p>Acdcwireandsupply</text:p>
            <text:p>Search:</text:p>
            <text:p>“excelene #4 500”</text:p>
          </table:table-cell>
          <table:table-cell office:value-type="string" calcext:value-type="string">
            <text:p>Southwire Royal Excelene #4 – 500’</text:p>
            <text:p><text:span text:style-name="T5">Radnor #4 FP4167</text:span></text:p>
            <text:p><text:span text:style-name="T5">Direct #4 Flex-A-Prene FP0951</text:span></text:p>
            <text:p><text:span text:style-name="T5">Direct #4 Flex-A-Prene FP4-B50RD</text:span></text:p>
          </table:table-cell>
          <table:table-cell table:style-name="ce8" office:value-type="string" calcext:value-type="string">
            <text:p>4 AWG</text:p>
          </table:table-cell>
          <table:table-cell/>
          <table:table-cell table:style-name="ce14" office:value-type="string" calcext:value-type="string">
            <text:p>hand</text:p>
          </table:table-cell>
          <table:table-cell table:formula="of:=1/(500*12/86)" office:value-type="float" office:value="0.0143333333333333" calcext:value-type="float">
            <office:annotation draw:style-name="gr1" draw:text-style-name="P2" svg:width="1.1413in" svg:height="0.7083in" svg:x="8.752in" svg:y="22.6028in" draw:caption-point-x="-0.2402in" draw:caption-point-y="0.6012in">
              <dc:date>2021-06-11T00:00:00</dc:date>
              <text:p text:style-name="P1"><text:span text:style-name="T1">Num(86” sections) per reel</text:span></text:p>
            </office:annotation>
            <text:p>0.01</text:p>
          </table:table-cell>
          <table:table-cell table:style-name="ce42" office:value-type="currency" office:currency="USD" office:value="572.88" calcext:value-type="currency">
            <text:p>$572.880</text:p>
          </table:table-cell>
          <table:table-cell table:style-name="ce48" table:formula="of:=[.I107]*[.H107]" office:value-type="currency" office:currency="USD" office:value="8.21128" calcext:value-type="currency">
            <text:p>$8.21</text:p>
          </table:table-cell>
          <table:table-cell table:style-name="ce48" table:formula="of:=[.J107]*[.K$1]" office:value-type="currency" office:currency="USD" office:value="205.282" calcext:value-type="currency">
            <text:p>$205.28</text:p>
          </table:table-cell>
          <table:table-cell table:formula="of:=[.H107]*[.$K$1]" office:value-type="float" office:value="0.358333333333333" calcext:value-type="float">
            <text:p>0.36</text:p>
          </table:table-cell>
          <table:table-cell table:formula="of:=50/500" office:value-type="float" office:value="0.1" calcext:value-type="float">
            <text:p>0.1</text:p>
          </table:table-cell>
          <table:table-cell table:formula="of:=MAX(0;([.L107]-[.M107]))" office:value-type="float" office:value="0.258333333333333" calcext:value-type="float">
            <text:p>0.26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8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3" draw:text-style-name="P2" svg:width="1.1413in" svg:height="1.4787in" svg:x="6.3311in" svg:y="23.2417in" draw:caption-point-x="-0.2402in" draw:caption-point-y="0.5945in">
              <dc:date>2021-06-11T00:00:00</dc:date>
              <text:p text:style-name="P1"><text:span text:style-name="T1">https://www.yqwakan.com/product_7738_autowiringharnessplugcableelectricunsealedplugconnectorHD281072221.html</text:span></text:p>
            </office:annotation>
            <text:p>HD281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12" office:value-type="currency" office:currency="USD" office:value="2.12" calcext:value-type="currency">
            <text:p>$2.120</text:p>
          </table:table-cell>
          <table:table-cell table:style-name="ce48" table:formula="of:=[.I108]*[.H108]" office:value-type="currency" office:currency="USD" office:value="4.24" calcext:value-type="currency">
            <text:p>$4.24</text:p>
          </table:table-cell>
          <table:table-cell table:style-name="ce48" table:formula="of:=[.J108]*[.K$1]" office:value-type="currency" office:currency="USD" office:value="106" calcext:value-type="currency">
            <text:p>$106.00</text:p>
          </table:table-cell>
          <table:table-cell table:formula="of:=[.H108]*[.$K$1]"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table:formula="of:=MAX(0;([.L108]-[.M108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2S Connector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office:annotation draw:style-name="gr4" draw:text-style-name="P2" svg:width="1.1413in" svg:height="1.3232in" svg:x="6.3311in" svg:y="23.4197in" draw:caption-point-x="-0.2402in" draw:caption-point-y="0.5945in">
              <dc:date>2021-06-11T00:00:00</dc:date>
              <text:p text:style-name="P1"><text:span text:style-name="T1">https://www.yqwakan.com/product_8258_AutoWiringHarnessElectricHousingConnector60984589.html</text:span></text:p>
            </office:annotation>
            <text:p>HD202 (6098-4595)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table:formula="of:=2.26" office:value-type="currency" office:currency="USD" office:value="2.26" calcext:value-type="currency">
            <text:p>$2.260</text:p>
          </table:table-cell>
          <table:table-cell table:style-name="ce48" table:formula="of:=[.I109]*[.H109]" office:value-type="currency" office:currency="USD" office:value="4.52" calcext:value-type="currency">
            <text:p>$4.52</text:p>
          </table:table-cell>
          <table:table-cell table:style-name="ce48" table:formula="of:=[.J109]*[.K$1]" office:value-type="currency" office:currency="USD" office:value="113" calcext:value-type="currency">
            <text:p>$113.00</text:p>
          </table:table-cell>
          <table:table-cell table:formula="of:=[.H109]*[.$K$1]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formula="of:=MAX(0;([.L109]-[.M109]))" office:value-type="float" office:value="0" calcext:value-type="float">
            <text:p>0</text:p>
          </table:table-cell>
          <table:table-cell table:number-columns-repeated="50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20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33.27" calcext:value-type="currency">
            <text:p>$33.270</text:p>
          </table:table-cell>
          <table:table-cell table:style-name="ce48" table:formula="of:=[.I110]*[.H110]" office:value-type="currency" office:currency="USD" office:value="0.6654" calcext:value-type="currency">
            <text:p>$0.67</text:p>
          </table:table-cell>
          <table:table-cell table:style-name="ce48" table:formula="of:=[.J110]*[.K$1]" office:value-type="currency" office:currency="USD" office:value="16.635" calcext:value-type="currency">
            <text:p>$16.64</text:p>
          </table:table-cell>
          <table:table-cell table:formula="of:=[.H110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0]-[.M110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able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MC14M-25-ND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0.5/25" office:value-type="float" office:value="0.02" calcext:value-type="float">
            <text:p>0.02</text:p>
          </table:table-cell>
          <table:table-cell table:style-name="ce42" office:value-type="currency" office:currency="USD" office:value="24.71" calcext:value-type="currency">
            <text:p>$24.710</text:p>
          </table:table-cell>
          <table:table-cell table:style-name="ce48" table:formula="of:=[.I111]*[.H111]" office:value-type="currency" office:currency="USD" office:value="0.4942" calcext:value-type="currency">
            <text:p>$0.49</text:p>
          </table:table-cell>
          <table:table-cell table:style-name="ce48" table:formula="of:=[.J111]*[.K$1]" office:value-type="currency" office:currency="USD" office:value="12.355" calcext:value-type="currency">
            <text:p>$12.36</text:p>
          </table:table-cell>
          <table:table-cell table:formula="of:=[.H111]*[.$K$1]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MAX(0;([.L111]-[.M111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20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07-ID-BK</text:p>
            <text:p><text:span text:style-name="T4">71600-020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52926" calcext:value-type="currency">
            <text:p>$0.529</text:p>
          </table:table-cell>
          <table:table-cell table:style-name="ce48" table:formula="of:=[.I112]*[.H112]" office:value-type="currency" office:currency="USD" office:value="1.05852" calcext:value-type="currency">
            <text:p>$1.06</text:p>
          </table:table-cell>
          <table:table-cell table:style-name="ce48" table:formula="of:=[.J112]*[.K$1]" office:value-type="currency" office:currency="USD" office:value="26.463" calcext:value-type="currency">
            <text:p>$26.46</text:p>
          </table:table-cell>
          <table:table-cell table:formula="of:=[.H112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2]-[.M112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3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14P Ribbon Connector</text:p>
          </table:table-cell>
          <table:table-cell office:value-type="string" calcext:value-type="string">
            <text:p>Digikey</text:p>
          </table:table-cell>
          <table:table-cell office:value-type="string" calcext:value-type="string">
            <text:p>SFH213-PPPC-D10-ID-BK</text:p>
            <text:p><text:span text:style-name="T4">71600-014LF</text:span>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office:value-type="float" office:value="2" calcext:value-type="float">
            <text:p>2</text:p>
          </table:table-cell>
          <table:table-cell table:style-name="ce42" office:value-type="currency" office:currency="USD" office:value="0.6363" calcext:value-type="currency">
            <text:p>$0.636</text:p>
          </table:table-cell>
          <table:table-cell table:style-name="ce48" table:formula="of:=[.I113]*[.H113]" office:value-type="currency" office:currency="USD" office:value="1.2726" calcext:value-type="currency">
            <text:p>$1.27</text:p>
          </table:table-cell>
          <table:table-cell table:style-name="ce48" table:formula="of:=[.J113]*[.K$1]" office:value-type="currency" office:currency="USD" office:value="31.815" calcext:value-type="currency">
            <text:p>$31.82</text:p>
          </table:table-cell>
          <table:table-cell table:formula="of:=[.H113]*[.$K$1]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table:formula="of:=MAX(0;([.L113]-[.M113]))" office:value-type="float" office:value="0" calcext:value-type="float">
            <text:p>0</text:p>
          </table:table-cell>
          <table:table-cell table:style-name="ce14"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eyelet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RED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BLK cable</text:p>
          </table:table-cell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Jcn2PCB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1/8" conduit – 100’ length</text:p>
          </table:table-cell>
          <table:table-cell table:number-columns-repeated="2"/>
          <table:table-cell table:style-name="ce14" office:value-type="string" calcext:value-type="string">
            <text:p>hand</text:p>
          </table:table-cell>
          <table:table-cell table:formula="of:=1/(100*12/33)" office:value-type="float" office:value="0.0275" calcext:value-type="float">
            <office:annotation draw:style-name="gr1" draw:text-style-name="P2" svg:width="1.1413in" svg:height="0.7083in" svg:x="8.752in" svg:y="25.1264in" draw:caption-point-x="-0.2402in" draw:caption-point-y="0.6016in">
              <dc:date>2021-06-11T00:00:00</dc:date>
              <text:p text:style-name="P1"><text:span text:style-name="T1">Num(36” sections)/reel</text:span></text:p>
            </office:annotation>
            <text:p>0.03</text:p>
          </table:table-cell>
          <table:table-cell table:style-name="ce42" table:formula="of:=8.99" office:value-type="currency" office:currency="USD" office:value="8.99" calcext:value-type="currency">
            <text:p>$8.990</text:p>
          </table:table-cell>
          <table:table-cell table:style-name="ce48" table:formula="of:=[.I117]*[.H117]" office:value-type="currency" office:currency="USD" office:value="0.247225" calcext:value-type="currency">
            <text:p>$0.25</text:p>
          </table:table-cell>
          <table:table-cell table:style-name="ce48" table:formula="of:=[.J117]*[.K$1]" office:value-type="currency" office:currency="USD" office:value="6.180625" calcext:value-type="currency">
            <text:p>$6.18</text:p>
          </table:table-cell>
          <table:table-cell table:formula="of:=[.H117]*[.$K$1]" office:value-type="float" office:value="0.6875" calcext:value-type="float">
            <text:p>0.69</text:p>
          </table:table-cell>
          <table:table-cell office:value-type="float" office:value="2" calcext:value-type="float">
            <text:p>2</text:p>
          </table:table-cell>
          <table:table-cell table:formula="of:=MAX(0;([.L117]-[.M117]))"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 office:value-type="string" calcext:value-type="string">
            <text:p>Other Cables</text:p>
          </table:table-cell>
          <table:table-cell office:value-type="string" calcext:value-type="string">
            <text:p>MCM'E' conduit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¼" conduit nonslit – 25’ length</text:p>
          </table:table-cell>
          <table:table-cell table:style-name="ce8"/>
          <table:table-cell/>
          <table:table-cell table:style-name="ce14" office:value-type="string" calcext:value-type="string">
            <text:p>hand</text:p>
          </table:table-cell>
          <table:table-cell table:formula="of:=1/(25*12/17)" office:value-type="float" office:value="0.0566666666666667" calcext:value-type="float">
            <office:annotation draw:style-name="gr1" draw:text-style-name="P2" svg:width="1.1413in" svg:height="0.7083in" svg:x="8.752in" svg:y="25.3047in" draw:caption-point-x="-0.2402in" draw:caption-point-y="0.6012in">
              <dc:date>2021-06-11T00:00:00</dc:date>
              <text:p text:style-name="P1"><text:span text:style-name="T1">num(17” Sections)/reel</text:span></text:p>
              <text:p text:style-name="P1"><text:span text:style-name="T1"/></text:p>
            </office:annotation>
            <text:p>0.06</text:p>
          </table:table-cell>
          <table:table-cell table:style-name="ce42" office:value-type="currency" office:currency="USD" office:value="11" calcext:value-type="currency">
            <text:p>$11.000</text:p>
          </table:table-cell>
          <table:table-cell table:style-name="ce48" table:formula="of:=[.I118]*[.H118]" office:value-type="currency" office:currency="USD" office:value="0.623333333333333" calcext:value-type="currency">
            <text:p>$0.62</text:p>
          </table:table-cell>
          <table:table-cell table:style-name="ce48" table:formula="of:=[.J118]*[.K$1]" office:value-type="currency" office:currency="USD" office:value="15.5833333333333" calcext:value-type="currency">
            <text:p>$15.58</text:p>
          </table:table-cell>
          <table:table-cell table:formula="of:=[.H118]*[.$K$1]" office:value-type="float" office:value="1.41666666666667" calcext:value-type="float">
            <text:p>1.42</text:p>
          </table:table-cell>
          <table:table-cell office:value-type="float" office:value="1" calcext:value-type="float">
            <text:p>1</text:p>
          </table:table-cell>
          <table:table-cell table:formula="of:=MAX(0;([.L118]-[.M118]))" office:value-type="float" office:value="0.416666666666667" calcext:value-type="float">
            <text:p>0.42</text:p>
          </table:table-cell>
          <table:table-cell office:value-type="string" calcext:value-type="string">
            <text:p>-</text:p>
          </table:table-cell>
          <table:table-cell table:number-columns-repeated="49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4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0" office:value-type="string" calcext:value-type="string">
            <text:p>Subtotal</text:p>
            <text:p>To This</text:p>
            <text:p>Line</text:p>
          </table:table-cell>
          <table:table-cell table:style-name="ce48" table:formula="of:=SUM([.J70:.J118])+[.J67]" office:value-type="currency" office:currency="USD" office:value="309.975675" calcext:value-type="currency">
            <text:p>$309.98</text:p>
          </table:table-cell>
          <table:table-cell table:style-name="ce48"/>
          <table:table-cell table:number-columns-repeated="53"/>
        </table:table-row>
        <table:table-row table:style-name="ro1">
          <table:table-cell table:style-name="ce4"/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42"/>
          <table:table-cell table:style-name="ce48" table:number-columns-repeated="2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Default"/>
          <table:table-cell/>
          <table:table-cell table:style-name="Default" table:number-columns-repeated="3"/>
          <table:table-cell table:number-columns-repeated="53"/>
        </table:table-row>
        <table:table-row table:style-name="ro1">
          <table:table-cell table:number-columns-repeated="8"/>
          <table:table-cell table:style-name="ce10" office:value-type="string" calcext:value-type="string">
            <text:p>$/LiBCM:</text:p>
          </table:table-cell>
          <table:table-cell table:style-name="Default" table:number-columns-repeated="2"/>
          <table:table-cell table:number-columns-repeated="53"/>
        </table:table-row>
        <table:table-row table:style-name="ro1">
          <table:table-cell table:number-columns-repeated="8"/>
          <table:table-cell table:style-name="ce14" office:value-type="string" calcext:value-type="string">
            <text:p>BOM</text:p>
          </table:table-cell>
          <table:table-cell table:style-name="ce49" table:formula="of:=[.J120]" office:value-type="currency" office:currency="USD" office:value="309.975675" calcext:value-type="currency">
            <text:p>$309.98</text:p>
          </table:table-cell>
          <table:table-cell table:style-name="ce49"/>
          <table:table-cell table:number-columns-repeated="53"/>
        </table:table-row>
        <table:table-row table:style-name="ro3">
          <table:table-cell table:number-columns-repeated="8"/>
          <table:table-cell table:style-name="Default" office:value-type="string" calcext:value-type="string">
            <text:p>BOM</text:p>
            <text:p>(Overhead)</text:p>
          </table:table-cell>
          <table:table-cell table:style-name="ce49" table:formula="of:=[.J124]*(0.0925+0.111)" office:value-type="currency" office:currency="USD" office:value="63.0800498625" calcext:value-type="currency">
            <text:p>$63.08</text:p>
          </table:table-cell>
          <table:table-cell table:style-name="Default" office:value-type="string" calcext:value-type="string">
            <text:p>Assumes 10% failure rate</text:p>
          </table:table-cell>
          <table:table-cell table:number-columns-repeated="53"/>
        </table:table-row>
        <table:table-row table:style-name="ro3">
          <table:table-cell table:number-columns-repeated="8"/>
          <table:table-cell table:style-name="Default" office:value-type="string" calcext:value-type="string">
            <text:p>Labor</text:p>
            <text:p>(ATX)</text:p>
          </table:table-cell>
          <table:table-cell table:style-name="Default" table:formula="of:=25*4" office:value-type="float" office:value="100" calcext:value-type="float">
            <text:p>100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8"/>
          <table:table-cell table:style-name="ce44" office:value-type="string" calcext:value-type="string">
            <text:p>NRE</text:p>
          </table:table-cell>
          <table:table-cell table:style-name="ce49" table:formula="of:=[.E156]" office:value-type="currency" office:currency="USD" office:value="32.962875" calcext:value-type="currency">
            <text:p>$32.96</text:p>
          </table:table-cell>
          <table:table-cell table:style-name="Default"/>
          <table:table-cell table:number-columns-repeated="53"/>
        </table:table-row>
        <table:table-row table:style-name="ro1">
          <table:table-cell table:number-columns-repeated="7"/>
          <table:table-cell table:style-name="ce10"/>
          <table:table-cell table:style-name="ce10" office:value-type="string" calcext:value-type="string">
            <text:p>Total COGs</text:p>
          </table:table-cell>
          <table:table-cell table:style-name="ce49" table:formula="of:=SUM([.J124:.J127])" office:value-type="currency" office:currency="USD" office:value="506.0185998625" calcext:value-type="currency">
            <text:p>$506.02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3"/>
          <table:table-cell table:style-name="ce10" office:value-type="string" calcext:value-type="string">
            <text:p>One-time costs NRE</text:p>
          </table:table-cell>
          <table:table-cell table:number-columns-repeated="6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escription</text:p>
          </table:table-cell>
          <table:table-cell table:style-name="ce8" office:value-type="string" calcext:value-type="string">
            <text:p>Amount</text:p>
          </table:table-cell>
          <table:table-cell table:number-columns-repeated="3"/>
          <table:table-cell table:style-name="ce46" office:value-type="string" calcext:value-type="string">
            <text:p>Sale Price</text:p>
          </table:table-cell>
          <table:table-cell table:style-name="ce48" office:value-type="currency" office:currency="USD" office:value="975" calcext:value-type="currency">
            <text:p>$975.00</text:p>
          </table:table-cell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VDCDC Noise Parts</text:p>
          </table:table-cell>
          <table:table-cell table:style-name="ce32" office:value-type="currency" office:currency="USD" office:value="28.24" calcext:value-type="currency">
            <text:p>$28.24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Proto Fan</text:p>
          </table:table-cell>
          <table:table-cell table:style-name="ce32" table:formula="of:=3.89*1.0925" office:value-type="currency" office:currency="USD" office:value="4.249825" calcext:value-type="currency">
            <text:p>$4.25</text:p>
          </table:table-cell>
          <table:table-cell table:number-columns-repeated="3"/>
          <table:table-cell table:style-name="Default" office:value-type="string" calcext:value-type="string">
            <text:p>Net profit</text:p>
          </table:table-cell>
          <table:table-cell table:style-name="ce49" table:formula="of:=[.J130]-[.J128]" office:value-type="currency" office:currency="USD" office:value="468.9814001375" calcext:value-type="currency">
            <text:p>$468.98</text:p>
          </table:table-cell>
          <table:table-cell table:style-name="ce4" office:value-type="string" calcext:value-type="string">
            <text:p>Does not include my labor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table:formula="of:=86.37*1.0925" office:value-type="currency" office:currency="USD" office:value="94.359225" calcext:value-type="currency">
            <text:p>$94.36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2 nF capacitors</text:p>
          </table:table-cell>
          <table:table-cell table:style-name="ce32" table:formula="of:=21.24*1.0925" office:value-type="currency" office:currency="USD" office:value="23.2047" calcext:value-type="currency">
            <text:p>$23.20</text:p>
          </table:table-cell>
          <table:table-cell table:number-columns-repeated="5"/>
          <table:table-cell table:style-name="ce49"/>
          <table:table-cell table:number-columns-repeated="53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A PCB</text:p>
          </table:table-cell>
          <table:table-cell table:style-name="ce32" office:value-type="currency" office:currency="USD" office:value="201.56" calcext:value-type="currency">
            <text:p>$201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Crimping Tools</text:p>
          </table:table-cell>
          <table:table-cell table:style-name="ce32" office:value-type="currency" office:currency="USD" office:value="34.83" calcext:value-type="currency">
            <text:p>$34.8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QTY4 IMA harnesses</text:p>
          </table:table-cell>
          <table:table-cell table:style-name="ce32" table:formula="of:=105+62.45" office:value-type="currency" office:currency="USD" office:value="167.45" calcext:value-type="currency">
            <text:p>$167.45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rduino Mega</text:p>
          </table:table-cell>
          <table:table-cell table:style-name="ce32" office:value-type="currency" office:currency="USD" office:value="50" calcext:value-type="currency">
            <text:p>$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Atmel Debugger</text:p>
          </table:table-cell>
          <table:table-cell table:style-name="ce32" office:value-type="currency" office:currency="USD" office:value="92.94" calcext:value-type="currency">
            <text:p>$92.9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grid charger</text:p>
          </table:table-cell>
          <table:table-cell table:style-name="ce32" office:value-type="currency" office:currency="USD" office:value="140" calcext:value-type="currency">
            <text:p>$14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Junction Board</text:p>
          </table:table-cell>
          <table:table-cell table:style-name="ce32" office:value-type="currency" office:currency="USD" office:value="150" calcext:value-type="currency">
            <text:p>$150.00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McMaster Battery Hardware</text:p>
          </table:table-cell>
          <table:table-cell table:style-name="ce32" office:value-type="currency" office:currency="USD" office:value="133.73" calcext:value-type="currency">
            <text:p>$133.73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Linsight.org</text:p>
          </table:table-cell>
          <table:table-cell table:style-name="ce32" table:formula="of:=12+8.17+12" office:value-type="currency" office:currency="USD" office:value="32.17" calcext:value-type="currency">
            <text:p>$32.1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Digikey HMI switches</text:p>
          </table:table-cell>
          <table:table-cell table:style-name="ce32" office:value-type="currency" office:currency="USD" office:value="78.56" calcext:value-type="currency">
            <text:p>$78.56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Heat Former Parts</text:p>
          </table:table-cell>
          <table:table-cell table:style-name="ce32" office:value-type="currency" office:currency="USD" office:value="81.37" calcext:value-type="currency">
            <text:p>$81.37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RevB PCB (net increase)</text:p>
          </table:table-cell>
          <table:table-cell table:style-name="ce32" office:value-type="currency" office:currency="USD" office:value="191" calcext:value-type="currency">
            <text:p>$191.00</text:p>
          </table:table-cell>
          <table:table-cell table:number-columns-repeated="59"/>
        </table:table-row>
        <table:table-row table:style-name="ro4">
          <table:table-cell table:number-columns-repeated="2"/>
          <table:table-cell table:style-name="Default"/>
          <table:table-cell office:value-type="string" calcext:value-type="string">
            <text:p>Solder paste</text:p>
            <text:p>-KE1816-ND</text:p>
            <text:p>-TS391AX500C-ND</text:p>
          </table:table-cell>
          <table:table-cell table:style-name="ce32" office:value-type="currency" office:currency="USD" office:value="128.93" calcext:value-type="currency">
            <text:p>$128.93</text:p>
          </table:table-cell>
          <table:table-cell table:number-columns-repeated="59"/>
        </table:table-row>
        <table:table-row table:style-name="ro3">
          <table:table-cell table:number-columns-repeated="2"/>
          <table:table-cell table:style-name="Default"/>
          <table:table-cell office:value-type="string" calcext:value-type="string">
            <text:p>Conformal Coating</text:p>
            <text:p>-473-4223F-55ML-ND</text:p>
          </table:table-cell>
          <table:table-cell table:style-name="ce32" office:value-type="currency" office:currency="USD" office:value="15.55" calcext:value-type="currency">
            <text:p>$15.55</text:p>
          </table:table-cell>
          <table:table-cell table:number-columns-repeated="59"/>
        </table:table-row>
        <table:table-row table:style-name="ro1" table:number-rows-repeated="5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Prototyping NRE</text:p>
          </table:table-cell>
          <table:table-cell table:style-name="ce32" table:formula="of:=SUM([.E131:.E153])" office:value-type="currency" office:currency="USD" office:value="1648.14375" calcext:value-type="currency">
            <text:p>$1,648.14</text:p>
          </table:table-cell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/>
          <table:table-cell table:style-name="ce32"/>
          <table:table-cell table:number-columns-repeated="5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NRE $/Unit</text:p>
          </table:table-cell>
          <table:table-cell table:style-name="ce32" table:formula="of:=[.E154]/50" office:value-type="currency" office:currency="USD" office:value="32.962875" calcext:value-type="currency">
            <text:p>$32.96</text:p>
          </table:table-cell>
          <table:table-cell table:number-columns-repeated="59"/>
        </table:table-row>
        <table:table-row table:style-name="ro1" table:number-rows-repeated="104841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CB@SMT" table:style-name="ta1">
        <table:table-column table:style-name="co16" table:number-columns-repeated="55" table:default-cell-style-name="Default"/>
        <table:table-row table:style-name="ro1">
          <table:table-cell/>
          <table:table-cell table:style-name="ce20"/>
          <table:table-cell table:style-name="ce17"/>
          <table:table-cell table:style-name="ce20" table:number-columns-repeated="3"/>
          <table:table-cell table:style-name="ce38" table:number-columns-repeated="2"/>
          <table:table-cell/>
          <table:table-cell table:style-name="ce38" table:number-columns-repeated="2"/>
          <table:table-cell table:style-name="ce20"/>
          <table:table-cell table:style-name="ce38"/>
          <table:table-cell table:style-name="ce20" table:number-columns-repeated="2"/>
          <table:table-cell table:style-name="ce38"/>
          <table:table-cell table:style-name="ce20"/>
          <table:table-cell table:style-name="ce38"/>
          <table:table-cell table:style-name="ce20" table:number-columns-repeated="2"/>
          <table:table-cell table:style-name="ce66" table:number-columns-repeated="2"/>
          <table:table-cell table:style-name="ce20" table:number-columns-repeated="33"/>
        </table:table-row>
        <table:table-row table:style-name="ro1">
          <table:table-cell table:number-columns-repeated="55"/>
        </table:table-row>
        <table:table-row table:style-name="ro1">
          <table:table-cell table:style-name="ce10" office:value-type="string" calcext:value-type="string">
            <text:p>Resistors</text:p>
          </table:table-cell>
          <table:table-cell table:number-columns-repeated="54"/>
        </table:table-row>
        <table:table-row table:style-name="ro1" table:number-rows-repeated="19">
          <table:table-cell table:number-columns-repeated="55"/>
        </table:table-row>
        <table:table-row table:style-name="ro1">
          <table:table-cell table:style-name="ce10" office:value-type="string" calcext:value-type="string">
            <text:p>Capacitors</text:p>
          </table:table-cell>
          <table:table-cell table:number-columns-repeated="54"/>
        </table:table-row>
      </table:table>
      <table:table table:name="PCB@TH" table:style-name="ta1">
        <table:table-column table:style-name="co16" table:default-cell-style-name="Default"/>
        <table:table-row table:style-name="ro1">
          <table:table-cell/>
        </table:table-row>
      </table:table>
      <table:table table:name="PCB@Sale" table:style-name="ta1">
        <table:table-column table:style-name="co16" table:default-cell-style-name="Default"/>
        <table:table-row table:style-name="ro1">
          <table:table-cell/>
        </table:table-row>
      </table:table>
      <table:table table:name="Kit@Sale" table:style-name="ta1">
        <table:table-column table:style-name="co16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BOM.C2:BOM.F74">
          <table:sort>
            <table:sort-by table:field-number="3" table:data-type="automatic"/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22" number:title="User-defined">
      <number:number number:decimal-places="4" number:min-decimal-places="4" number:min-integer-digits="1"/>
    </number:number-style>
    <number:number-style style:name="N123" number:title="User-defined">
      <number:number number:decimal-places="3" number:min-decimal-places="3" number:min-integer-digits="1"/>
    </number:number-style>
    <number:currency-style style:name="N125P0" style:volatile="true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125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125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3">00/00/0000</text:date>, <text:time style:data-style-name="N2" text:time-value="17:58:01.229829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7-03T17:58:55.357812876</dc:date>
    <meta:generator>LibreOffice/7.0.6.2$MacOSX_X86_64 LibreOffice_project/144abb84a525d8e30c9dbbefa69cbbf2d8d4ae3b</meta:generator>
    <meta:editing-duration>P2DT8H18M10S</meta:editing-duration>
    <meta:editing-cycles>133</meta:editing-cycles>
    <meta:document-statistic meta:table-count="5" meta:cell-count="1326" meta:object-count="0"/>
  </office:meta>
</office:document-meta>
</file>